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16.006cm" fo:min-width="12.74cm"/>
    </style:style>
    <style:style style:name="gr2" style:family="graphic" style:parent-style-name="Default_5f_1">
      <style:graphic-properties draw:stroke="none" svg:stroke-color="#000000" draw:fill="none" draw:fill-color="#ffffff" fo:min-height="0.771cm"/>
      <style:paragraph-properties style:writing-mode="lr-tb"/>
    </style:style>
    <style:style style:name="gr3" style:family="graphic" style:parent-style-name="Default_5f_1">
      <style:graphic-properties draw:textarea-horizontal-align="justify" draw:textarea-vertical-align="middle" draw:auto-grow-height="false" fo:min-height="0.92cm" fo:min-width="3.235cm"/>
      <style:paragraph-properties style:writing-mode="lr-tb"/>
    </style:style>
    <style:style style:name="gr4" style:family="graphic" style:parent-style-name="Default_5f_1">
      <style:graphic-properties draw:fill="none" draw:textarea-horizontal-align="justify" draw:textarea-vertical-align="middle" draw:auto-grow-height="false" fo:min-height="0.692cm" fo:min-width="5.183cm"/>
      <style:paragraph-properties style:writing-mode="lr-tb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692cm" fo:min-width="5.056cm"/>
      <style:paragraph-properties style:writing-mode="lr-tb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0.693cm" fo:min-width="5.05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Default_5f_1">
      <style:graphic-properties draw:fill="none" draw:textarea-horizontal-align="justify" draw:textarea-vertical-align="middle" draw:auto-grow-height="false" fo:min-height="0.692cm" fo:min-width="5.963cm"/>
      <style:paragraph-properties style:writing-mode="lr-tb"/>
    </style:style>
    <style:style style:name="gr9" style:family="graphic" style:parent-style-name="Default_5f_1" style:list-style-name="L1">
      <style:graphic-properties draw:textarea-horizontal-align="justify" draw:textarea-vertical-align="middle" draw:auto-grow-height="false" fo:min-height="0.92cm" fo:min-width="3.566cm"/>
      <style:paragraph-properties style:writing-mode="lr-tb"/>
    </style:style>
    <style:style style:name="gr10" style:family="graphic" style:parent-style-name="Default_5f_1">
      <style:graphic-properties draw:textarea-horizontal-align="justify" draw:textarea-vertical-align="middle" draw:auto-grow-height="false" fo:min-height="0.591cm" fo:min-width="3.409cm"/>
      <style:paragraph-properties style:writing-mode="lr-tb"/>
    </style:style>
    <style:style style:name="gr11" style:family="graphic" style:parent-style-name="Default_5f_1">
      <style:graphic-properties draw:fill="none" draw:textarea-horizontal-align="justify" draw:textarea-vertical-align="middle" draw:auto-grow-height="false" fo:min-height="0.426cm" fo:min-width="5.857cm"/>
      <style:paragraph-properties style:writing-mode="lr-tb"/>
    </style:style>
    <style:style style:name="gr12" style:family="graphic" style:parent-style-name="Default_5f_1">
      <style:graphic-properties draw:textarea-horizontal-align="justify" draw:textarea-vertical-align="middle" draw:auto-grow-height="false" fo:min-height="0.591cm" fo:min-width="3.41cm"/>
      <style:paragraph-properties style:writing-mode="lr-tb"/>
    </style:style>
    <style:style style:name="gr13" style:family="graphic" style:parent-style-name="Default_5f_1">
      <style:graphic-properties draw:fill="none" draw:textarea-horizontal-align="justify" draw:textarea-vertical-align="middle" draw:auto-grow-height="false" fo:min-height="0.426cm" fo:min-width="5.603cm"/>
      <style:paragraph-properties style:writing-mode="lr-tb"/>
    </style:style>
    <style:style style:name="gr14" style:family="graphic" style:parent-style-name="Default_5f_1">
      <style:graphic-properties draw:fill="none" draw:textarea-horizontal-align="justify" draw:textarea-vertical-align="middle" draw:auto-grow-height="false" fo:min-height="0.92cm" fo:min-width="8.188cm"/>
      <style:paragraph-properties style:writing-mode="lr-tb"/>
    </style:style>
    <style:style style:name="gr15" style:family="graphic" style:parent-style-name="Default_5f_1" style:list-style-name="L1">
      <style:graphic-properties draw:textarea-horizontal-align="justify" draw:textarea-vertical-align="middle" draw:auto-grow-height="false" fo:min-height="1.584cm" fo:min-width="6.541cm"/>
      <style:paragraph-properties style:writing-mode="lr-tb"/>
    </style:style>
    <style:style style:name="gr16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="none" draw:textarea-horizontal-align="justify" draw:textarea-vertical-align="middle" draw:auto-grow-height="false" fo:min-height="0.783cm" fo:min-width="10.236cm"/>
      <style:paragraph-properties style:writing-mode="lr-tb"/>
    </style:style>
    <style:style style:name="gr18" style:family="graphic" style:parent-style-name="Default_5f_1">
      <style:graphic-properties draw:stroke="none" draw:fill="none" fo:min-height="0.387cm"/>
      <style:paragraph-properties style:writing-mode="lr-tb"/>
    </style:style>
    <style:style style:name="gr19" style:family="graphic" style:parent-style-name="Default_5f_1">
      <style:graphic-properties draw:fill="none" draw:textarea-horizontal-align="justify" draw:textarea-vertical-align="middle" draw:auto-grow-height="false" fo:min-height="0.783cm" fo:min-width="8.585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47cm" fo:min-width="6.682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.649cm" fo:min-width="3.166cm"/>
      <style:paragraph-properties style:writing-mode="lr-tb"/>
    </style:style>
    <style:style style:name="gr22" style:family="graphic" style:parent-style-name="Default_5f_1">
      <style:graphic-properties draw:fill="none" draw:textarea-horizontal-align="justify" draw:textarea-vertical-align="middle" draw:auto-grow-height="false" fo:min-height="0.353cm" fo:min-width="7.053cm"/>
      <style:paragraph-properties style:writing-mode="lr-tb"/>
    </style:style>
    <style:style style:name="gr23" style:family="graphic" style:parent-style-name="Default_5f_1">
      <style:graphic-properties draw:textarea-horizontal-align="justify" draw:textarea-vertical-align="middle" draw:auto-grow-height="false" fo:min-height="0.647cm" fo:min-width="3.166cm"/>
      <style:paragraph-properties style:writing-mode="lr-tb"/>
    </style:style>
    <style:style style:name="gr24" style:family="graphic" style:parent-style-name="Default_5f_1">
      <style:graphic-properties draw:fill="none" draw:textarea-horizontal-align="justify" draw:textarea-vertical-align="middle" draw:auto-grow-height="false" fo:min-height="0.473cm" fo:min-width="5.35cm"/>
      <style:paragraph-properties style:writing-mode="lr-tb"/>
    </style:style>
    <style:style style:name="gr25" style:family="graphic" style:parent-style-name="Default_5f_1">
      <style:graphic-properties draw:fill="none" draw:textarea-horizontal-align="justify" draw:textarea-vertical-align="middle" draw:auto-grow-height="false" fo:min-height="0.7cm" fo:min-width="5.469cm"/>
      <style:paragraph-properties style:writing-mode="lr-tb"/>
    </style:style>
    <style:style style:name="gr26" style:family="graphic" style:parent-style-name="Default_5f_1">
      <style:graphic-properties draw:fill="none" draw:textarea-horizontal-align="justify" draw:textarea-vertical-align="middle" draw:auto-grow-height="false" fo:min-height="0.699cm" fo:min-width="5.469cm"/>
      <style:paragraph-properties style:writing-mode="lr-tb"/>
    </style:style>
    <style:style style:name="gr27" style:family="graphic" style:parent-style-name="Default_5f_1">
      <style:graphic-properties draw:fill="none" draw:textarea-horizontal-align="justify" draw:textarea-vertical-align="middle" draw:auto-grow-height="false" fo:min-height="0.7cm" fo:min-width="5.47cm"/>
      <style:paragraph-properties style:writing-mode="lr-tb"/>
    </style:style>
    <style:style style:name="gr28" style:family="graphic" style:parent-style-name="Default_5f_1" style:list-style-name="L1">
      <style:graphic-properties draw:fill="none" draw:textarea-horizontal-align="justify" draw:textarea-vertical-align="middle" draw:auto-grow-height="false" fo:min-height="0.472cm" fo:min-width="5.351cm"/>
      <style:paragraph-properties style:writing-mode="lr-tb"/>
    </style:style>
    <style:style style:name="gr29" style:family="graphic" style:parent-style-name="Default_5f_1">
      <style:graphic-properties draw:textarea-horizontal-align="justify" draw:textarea-vertical-align="middle" draw:auto-grow-height="false" fo:min-height="0.729cm" fo:min-width="1.676cm"/>
      <style:paragraph-properties style:writing-mode="lr-tb"/>
    </style:style>
    <style:style style:name="gr30" style:family="graphic" style:parent-style-name="Default_5f_1">
      <style:graphic-properties draw:fill="none" draw:textarea-horizontal-align="justify" draw:textarea-vertical-align="middle" draw:auto-grow-height="false" fo:min-height="0.699cm" fo:min-width="5.47cm"/>
      <style:paragraph-properties style:writing-mode="lr-tb"/>
    </style:style>
    <style:style style:name="gr31" style:family="graphic" style:parent-style-name="Default_5f_1">
      <style:graphic-properties draw:fill="none" draw:textarea-horizontal-align="justify" draw:textarea-vertical-align="middle" draw:auto-grow-height="false" fo:min-height="0.89cm" fo:min-width="5.469cm"/>
      <style:paragraph-properties style:writing-mode="lr-tb"/>
    </style:style>
    <style:style style:name="gr32" style:family="graphic" style:parent-style-name="Default_5f_1">
      <style:graphic-properties draw:textarea-horizontal-align="justify" draw:textarea-vertical-align="middle" draw:auto-grow-height="false" fo:min-height="0.512cm" fo:min-width="0.39cm"/>
      <style:paragraph-properties style:writing-mode="lr-tb"/>
    </style:style>
    <style:style style:name="gr33" style:family="graphic" style:parent-style-name="Default_5f_1">
      <style:graphic-properties draw:fill="none" draw:textarea-horizontal-align="justify" draw:textarea-vertical-align="middle" draw:auto-grow-height="false" fo:min-height="0.639cm" fo:min-width="3.324cm"/>
      <style:paragraph-properties style:writing-mode="lr-tb"/>
    </style:style>
    <style:style style:name="gr34" style:family="graphic" style:parent-style-name="Default_5f_1">
      <style:graphic-properties draw:fill="none" draw:textarea-horizontal-align="justify" draw:textarea-vertical-align="middle" draw:auto-grow-height="false" fo:min-height="1.909cm" fo:min-width="3.324cm"/>
      <style:paragraph-properties style:writing-mode="lr-tb"/>
    </style:style>
    <style:style style:name="gr35" style:family="graphic" style:parent-style-name="Default_5f_1">
      <style:graphic-properties draw:fill="none" draw:textarea-horizontal-align="justify" draw:textarea-vertical-align="middle" draw:auto-grow-height="false" fo:min-height="0.7cm" fo:min-width="2cm"/>
      <style:paragraph-properties style:writing-mode="lr-tb"/>
    </style:style>
    <style:style style:name="gr36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5.973cm" fo:min-width="10.327cm"/>
    </style:style>
    <style:style style:name="gr37" style:family="graphic" style:parent-style-name="Default_5f_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38" style:family="graphic" style:parent-style-name="Default_5f_1">
      <style:graphic-properties draw:fill="none" draw:textarea-horizontal-align="justify" draw:textarea-vertical-align="middle" draw:auto-grow-height="false" fo:min-height="0.426cm" fo:min-width="5.719cm"/>
      <style:paragraph-properties style:writing-mode="lr-tb"/>
    </style:style>
    <style:style style:name="gr39" style:family="graphic" style:parent-style-name="Default_5f_1">
      <style:graphic-properties draw:fill="none" draw:textarea-horizontal-align="justify" draw:textarea-vertical-align="middle" draw:auto-grow-height="false" fo:min-height="0.639cm" fo:min-width="2.036cm"/>
      <style:paragraph-properties style:writing-mode="lr-tb"/>
    </style:style>
    <style:style style:name="gr40" style:family="graphic" style:parent-style-name="Default_5f_1">
      <style:graphic-properties draw:fill="none" draw:textarea-horizontal-align="justify" draw:textarea-vertical-align="middle" draw:auto-grow-height="false" fo:min-height="0.639cm" fo:min-width="3.705cm"/>
      <style:paragraph-properties style:writing-mode="lr-tb"/>
    </style:style>
    <style:style style:name="gr41" style:family="graphic" style:parent-style-name="Default_5f_1">
      <style:graphic-properties draw:textarea-horizontal-align="justify" draw:textarea-vertical-align="middle" draw:auto-grow-height="false" fo:min-height="0.591cm" fo:min-width="1.836cm"/>
      <style:paragraph-properties style:writing-mode="lr-tb"/>
    </style:style>
    <style:style style:name="gr42" style:family="graphic" style:parent-style-name="Default_5f_1">
      <style:graphic-properties draw:fill="none" draw:textarea-horizontal-align="justify" draw:textarea-vertical-align="middle" draw:auto-grow-height="false" fo:min-height="0.639cm" fo:min-width="2.146cm"/>
      <style:paragraph-properties style:writing-mode="lr-tb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44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13.466cm" fo:min-width="10.327cm"/>
      <style:paragraph-properties style:writing-mode="lr-tb"/>
    </style:style>
    <style:style style:name="gr45" style:family="graphic" style:parent-style-name="Default_5f_1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46" style:family="graphic" style:parent-style-name="Default_5f_1" style:list-style-name="L1">
      <style:graphic-properties draw:fill="none" draw:textarea-horizontal-align="justify" draw:textarea-vertical-align="middle" draw:auto-grow-height="false" fo:min-height="0.426cm" fo:min-width="5.719cm"/>
      <style:paragraph-properties style:writing-mode="lr-tb"/>
    </style:style>
    <style:style style:name="gr47" style:family="graphic" style:parent-style-name="Default_5f_1">
      <style:graphic-properties draw:fill="none" draw:textarea-horizontal-align="justify" draw:textarea-vertical-align="middle" draw:auto-grow-height="false" fo:min-height="0.639cm" fo:min-width="5.082cm"/>
      <style:paragraph-properties style:writing-mode="lr-tb"/>
    </style:style>
    <style:style style:name="gr48" style:family="graphic" style:parent-style-name="Default_5f_1">
      <style:graphic-properties draw:fill="none" draw:textarea-horizontal-align="justify" draw:textarea-vertical-align="middle" draw:auto-grow-height="false" fo:min-height="0.639cm" fo:min-width="3.302cm"/>
      <style:paragraph-properties style:writing-mode="lr-tb"/>
    </style:style>
    <style:style style:name="gr49" style:family="graphic" style:parent-style-name="Default_5f_1">
      <style:graphic-properties draw:fill="none" draw:textarea-horizontal-align="justify" draw:textarea-vertical-align="middle" draw:auto-grow-height="false" fo:min-height="0.639cm" fo:min-width="3.882cm"/>
      <style:paragraph-properties style:writing-mode="lr-tb"/>
    </style:style>
    <style:style style:name="gr50" style:family="graphic" style:parent-style-name="Default_5f_1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51" style:family="graphic" style:parent-style-name="Default_5f_1">
      <style:graphic-properties draw:fill="none" draw:textarea-horizontal-align="justify" draw:textarea-vertical-align="middle" draw:auto-grow-height="false" fo:min-height="2.403cm" fo:min-width="3.818cm"/>
      <style:paragraph-properties style:writing-mode="lr-tb"/>
    </style:style>
    <style:style style:name="gr52" style:family="graphic" style:parent-style-name="Default_5f_1">
      <style:graphic-properties draw:textarea-horizontal-align="justify" draw:textarea-vertical-align="middle" draw:auto-grow-height="false" fo:min-height="0.512cm" fo:min-width="0.181cm"/>
      <style:paragraph-properties style:writing-mode="lr-tb"/>
    </style:style>
    <style:style style:name="gr53" style:family="graphic" style:parent-style-name="Default_5f_1">
      <style:graphic-properties draw:fill="none" draw:textarea-horizontal-align="justify" draw:textarea-vertical-align="middle" draw:auto-grow-height="false" fo:min-height="0.639cm" fo:min-width="1.627cm"/>
      <style:paragraph-properties style:writing-mode="lr-tb"/>
    </style:style>
    <style:style style:name="gr54" style:family="graphic" style:parent-style-name="Default_5f_1">
      <style:graphic-properties draw:fill="none" draw:textarea-horizontal-align="justify" draw:textarea-vertical-align="middle" draw:auto-grow-height="false" fo:min-height="0.639cm" fo:min-width="5.405cm"/>
      <style:paragraph-properties style:writing-mode="lr-tb"/>
    </style:style>
    <style:style style:name="gr55" style:family="graphic" style:parent-style-name="Default_5f_1">
      <style:graphic-properties draw:fill="none" draw:textarea-horizontal-align="justify" draw:textarea-vertical-align="middle" draw:auto-grow-height="false" fo:min-height="1.838cm" fo:min-width="1.709cm"/>
      <style:paragraph-properties style:writing-mode="lr-tb"/>
    </style:style>
    <style:style style:name="gr56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5.086cm" fo:min-width="6.485cm"/>
      <style:paragraph-properties style:writing-mode="lr-tb"/>
    </style:style>
    <style:style style:name="gr57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933cm" fo:min-width="12.835cm"/>
      <style:paragraph-properties style:writing-mode="lr-tb"/>
    </style:style>
    <style:style style:name="gr58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5.211cm" fo:min-width="3.919cm"/>
      <style:paragraph-properties style:writing-mode="lr-tb"/>
    </style:style>
    <style:style style:name="gr59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179cm" fo:min-width="7.755cm"/>
      <style:paragraph-properties style:writing-mode="lr-tb"/>
    </style:style>
    <style:style style:name="gr60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6.862cm" fo:min-width="5.8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4.141cm"/>
      <style:paragraph-properties style:writing-mode="lr-tb"/>
    </style:style>
    <style:style style:name="gr62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0.639cm" fo:min-width="3.431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409cm" fo:min-width="1.65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1.147cm" fo:min-width="4.848cm"/>
      <style:paragraph-properties style:writing-mode="lr-tb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036cm" fo:min-width="3.324cm"/>
      <style:paragraph-properties style:writing-mode="lr-tb"/>
    </style:style>
    <style:style style:name="gr68" style:family="graphic" style:parent-style-name="standard" style:list-style-name="L1">
      <style:graphic-properties draw:fill="none" draw:textarea-horizontal-align="justify" draw:textarea-vertical-align="middle" draw:auto-grow-height="false" fo:min-height="2.29cm" fo:min-width="4.714cm"/>
      <style:paragraph-properties style:writing-mode="lr-tb"/>
    </style:style>
    <style:style style:name="gr69" style:family="graphic" style:parent-style-name="standard">
      <style:graphic-properties draw:stroke="none" draw:fill="none" fo:min-height="0.387cm"/>
      <style:paragraph-properties style:writing-mode="lr-tb"/>
    </style:style>
    <style:style style:name="gr70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306cm" fo:min-width="5.596cm"/>
      <style:paragraph-properties style:writing-mode="lr-tb"/>
    </style:style>
    <style:style style:name="gr71" style:family="graphic" style:parent-style-name="standard" style:list-style-name="L1">
      <style:graphic-properties draw:fill="none" draw:textarea-horizontal-align="justify" draw:textarea-vertical-align="middle" draw:auto-grow-height="false" fo:min-height="1.083cm" fo:min-width="4.714cm"/>
      <style:paragraph-properties style:writing-mode="lr-tb"/>
    </style:style>
    <style:style style:name="gr72" style:family="graphic" style:parent-style-name="standard">
      <style:graphic-properties draw:stroke="none" draw:fill="none" fo:min-height="0.771cm"/>
      <style:paragraph-properties style:writing-mode="lr-tb"/>
    </style:style>
    <style:style style:name="gr73" style:family="graphic" style:parent-style-name="standard" style:list-style-name="L1">
      <style:graphic-properties draw:fill="none" draw:textarea-horizontal-align="justify" draw:textarea-vertical-align="middle" draw:auto-grow-height="false" fo:min-height="0.448cm" fo:min-width="4.58cm"/>
      <style:paragraph-properties style:writing-mode="lr-tb"/>
    </style:style>
    <style:style style:name="gr74" style:family="graphic" style:parent-style-name="standard" style:list-style-name="L1">
      <style:graphic-properties draw:fill="none" draw:textarea-horizontal-align="justify" draw:textarea-vertical-align="middle" draw:auto-grow-height="false" fo:min-height="1.147cm" fo:min-width="3.529cm"/>
      <style:paragraph-properties style:writing-mode="lr-tb"/>
    </style:style>
    <style:style style:name="gr75" style:family="graphic" style:parent-style-name="standard" style:list-style-name="L1">
      <style:graphic-properties draw:fill="none" draw:textarea-horizontal-align="justify" draw:textarea-vertical-align="middle" draw:auto-grow-height="false" fo:min-height="0.448cm" fo:min-width="3.529cm"/>
      <style:paragraph-properties style:writing-mode="lr-tb"/>
    </style:style>
    <style:style style:name="gr76" style:family="graphic" style:parent-style-name="standard">
      <style:graphic-properties draw:stroke="none" draw:fill="none" fo:min-height="1.093cm"/>
      <style:paragraph-properties style:writing-mode="lr-tb"/>
    </style:style>
    <style:style style:name="gr77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933cm" fo:min-width="12.581cm"/>
      <style:paragraph-properties style:writing-mode="lr-tb"/>
    </style:style>
    <style:style style:name="gr78" style:family="graphic" style:parent-style-name="standard" style:list-style-name="L1">
      <style:graphic-properties draw:fill="none" draw:textarea-horizontal-align="justify" draw:textarea-vertical-align="middle" draw:auto-grow-height="false" fo:min-height="0.385cm" fo:min-width="4.926cm"/>
      <style:paragraph-properties style:writing-mode="lr-tb"/>
    </style:style>
    <style:style style:name="gr79" style:family="graphic" style:parent-style-name="standard" style:list-style-name="L1">
      <style:graphic-properties draw:fill="none" draw:textarea-horizontal-align="justify" draw:textarea-vertical-align="middle" draw:auto-grow-height="false" fo:min-height="0.385cm" fo:min-width="4.926cm"/>
      <style:paragraph-properties style:writing-mode="lr-tb"/>
    </style:style>
    <style:style style:name="gr80" style:family="graphic" style:parent-style-name="standard" style:list-style-name="L1">
      <style:graphic-properties draw:fill="none" draw:textarea-horizontal-align="justify" draw:textarea-vertical-align="middle" draw:auto-grow-height="false" fo:min-height="1.8cm" fo:min-width="4.58cm"/>
      <style:paragraph-properties style:writing-mode="lr-tb"/>
    </style:style>
    <style:style style:name="gr81" style:family="graphic" style:parent-style-name="standard" style:list-style-name="L1">
      <style:graphic-properties draw:fill="none" draw:textarea-horizontal-align="justify" draw:textarea-vertical-align="middle" draw:auto-grow-height="false" fo:min-height="0.385cm" fo:min-width="4.926cm"/>
      <style:paragraph-properties style:writing-mode="lr-tb"/>
    </style:style>
    <style:style style:name="gr82" style:family="graphic" style:parent-style-name="standard" style:list-style-name="L1">
      <style:graphic-properties draw:fill="none" draw:textarea-horizontal-align="justify" draw:textarea-vertical-align="middle" draw:auto-grow-height="false" fo:min-height="0.385cm" fo:min-width="4.926cm"/>
      <style:paragraph-properties style:writing-mode="lr-tb"/>
    </style:style>
    <style:style style:name="gr83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814cm" fo:min-width="10.32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682cm"/>
      <style:paragraph-properties style:writing-mode="lr-tb"/>
    </style:style>
    <style:style style:name="gr85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0.591cm" fo:min-width="1.836cm"/>
      <style:paragraph-properties style:writing-mode="lr-tb"/>
    </style:style>
    <style:style style:name="gr87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88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3.6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1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12.016cm"/>
      <style:paragraph-properties style:writing-mode="lr-tb"/>
    </style:style>
    <style:style style:name="gr91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3.179cm" fo:min-width="10.327cm"/>
      <style:paragraph-properties style:writing-mode="lr-tb"/>
    </style:style>
    <style:style style:name="gr92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93" style:family="graphic" style:parent-style-name="standard" style:list-style-name="L1">
      <style:graphic-properties draw:fill="none" draw:textarea-horizontal-align="justify" draw:textarea-vertical-align="middle" draw:auto-grow-height="false" fo:min-height="0.314cm" fo:min-width="5.846cm"/>
      <style:paragraph-properties style:writing-mode="lr-tb"/>
    </style:style>
    <style:style style:name="gr94" style:family="graphic" style:parent-style-name="standard" style:list-style-name="L1">
      <style:graphic-properties draw:fill="none" draw:textarea-horizontal-align="justify" draw:textarea-vertical-align="middle" draw:auto-grow-height="false" fo:min-height="0.914cm" fo:min-width="3.929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1.011cm" fo:min-width="3.809cm"/>
      <style:paragraph-properties style:writing-mode="lr-tb"/>
    </style:style>
    <style:style style:name="gr96" style:family="graphic" style:parent-style-name="standard">
      <style:graphic-properties draw:fill="none" draw:textarea-horizontal-align="justify" draw:textarea-vertical-align="middle" draw:auto-grow-height="false" fo:min-height="0.766cm" fo:min-width="6.094cm"/>
      <style:paragraph-properties style:writing-mode="lr-tb"/>
    </style:style>
    <style:style style:name="gr97" style:family="graphic" style:parent-style-name="standard">
      <style:graphic-properties draw:fill="none" draw:textarea-horizontal-align="justify" draw:textarea-vertical-align="middle" draw:auto-grow-height="false" fo:min-height="0.766cm" fo:min-width="5.342cm"/>
      <style:paragraph-properties style:writing-mode="lr-tb"/>
    </style:style>
    <style:style style:name="gr98" style:family="graphic" style:parent-style-name="standard">
      <style:graphic-properties draw:fill="none" draw:textarea-horizontal-align="justify" draw:textarea-vertical-align="middle" draw:auto-grow-height="false" fo:min-height="1.02cm" fo:min-width="5.342cm"/>
      <style:paragraph-properties style:writing-mode="lr-tb"/>
    </style:style>
    <style:style style:name="gr99" style:family="graphic" style:parent-style-name="standard">
      <style:graphic-properties draw:fill="none" draw:textarea-horizontal-align="justify" draw:textarea-vertical-align="middle" draw:auto-grow-height="false" fo:min-height="3.814cm" fo:min-width="10.6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221cm"/>
      <style:paragraph-properties style:writing-mode="lr-tb"/>
    </style:style>
    <style:style style:name="P1" style:family="paragraph">
      <loext:graphic-properties draw:fill="solid" draw:fill-color="#dde8cb" draw:opacity="50%"/>
      <style:paragraph-properties fo:text-align="center"/>
      <style:text-properties style:font-name="Chilanka"/>
    </style:style>
    <style:style style:name="P2" style:family="paragraph">
      <loext:graphic-properties draw:fill="none" draw:fill-color="#ffffff"/>
      <style:paragraph-properties style:writing-mode="lr-tb"/>
      <style:text-properties style:font-name="Chilanka"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8pt" style:font-size-complex="18pt"/>
    </style:style>
    <style:style style:name="P4" style:family="paragraph">
      <style:paragraph-properties fo:text-align="center" style:writing-mode="lr-tb"/>
      <style:text-properties style:font-name="Chilanka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Chilanka" fo:font-size="10pt" style:font-size-asian="10pt" style:font-size-complex="10pt"/>
    </style:style>
    <style:style style:name="P6" style:family="paragraph">
      <loext:graphic-properties draw:fill="solid"/>
      <style:paragraph-properties fo:text-align="center"/>
      <style:text-properties fo:font-size="10pt"/>
    </style:style>
    <style:style style:name="P7" style:family="paragraph">
      <style:paragraph-properties fo:text-align="center" style:writing-mode="lr-tb"/>
      <style:text-properties style:font-name="Chilanka" fo:font-size="10pt" style:font-size-asian="18pt" style:font-size-complex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size-complex="14pt"/>
    </style:style>
    <style:style style:name="P15" style:family="paragraph">
      <style:paragraph-properties fo:text-align="center" style:writing-mode="lr-tb"/>
      <style:text-properties fo:color="#c9211e" style:font-name="Chilanka" fo:font-size="10pt" style:font-size-asian="10pt" style:font-size-complex="10pt"/>
    </style:style>
    <style:style style:name="P16" style:family="paragraph">
      <loext:graphic-properties draw:fill="none"/>
      <style:paragraph-properties fo:text-align="center" style:writing-mode="lr-tb"/>
      <style:text-properties fo:color="#c9211e" style:font-name="Chilanka"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0pt" style:font-size-complex="1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dde8cb" draw:opacity="50%"/>
      <style:paragraph-properties fo:text-align="center" style:writing-mode="lr-tb"/>
      <style:text-properties style:font-name="Chilanka"/>
    </style:style>
    <style:style style:name="P22" style:family="paragraph">
      <style:paragraph-properties fo:text-align="center" style:writing-mode="lr-tb"/>
      <style:text-properties fo:color="#000000" style:font-name="Chilanka" fo:font-size="10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color="#000000" style:font-name="Chilanka"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style:font-size-asian="10pt" style:font-size-complex="10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fo:font-weight="normal" style:font-size-asian="10pt" style:font-weight-asian="bold" style:font-size-complex="10pt" style:font-weight-complex="bold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hilanka" fo:font-size="10pt" fo:font-weight="normal" style:font-size-asian="10pt" style:font-weight-asian="bold" style:font-size-complex="10pt" style:font-weight-complex="bold"/>
    </style:style>
    <style:style style:name="P29" style:family="paragraph">
      <loext:graphic-properties draw:fill="none"/>
      <style:paragraph-properties style:writing-mode="lr-tb"/>
      <style:text-properties fo:font-weight="bold"/>
    </style:style>
    <style:style style:name="P30" style:family="paragraph">
      <loext:graphic-properties draw:fill="none" draw:fill-color="#ffffff"/>
      <style:paragraph-properties style:writing-mode="lr-tb"/>
      <style:text-properties style:font-name="Chilanka" fo:font-size="10pt" style:font-size-asian="10pt" style:font-size-complex="10pt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8pt" style:font-size-asian="18pt" style:font-size-complex="18pt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style:font-name="Chilanka" fo:font-size="10pt" fo:font-weight="bold" style:font-weight-asian="bold" style:font-weight-complex="bold"/>
    </style:style>
    <style:style style:name="T2" style:family="text">
      <style:text-properties style:font-name="Chilanka" fo:font-size="10pt" style:font-size-asian="18pt" style:font-size-complex="18pt"/>
    </style:style>
    <style:style style:name="T3" style:family="text">
      <style:text-properties style:font-name="Chilanka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hilanka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hilanka" fo:font-size="14pt" fo:font-weight="bold" style:font-size-asian="14pt" style:font-size-complex="14pt"/>
    </style:style>
    <style:style style:name="T6" style:family="text">
      <style:text-properties fo:color="#c9211e" style:font-name="Chilanka" fo:font-size="10pt" style:font-size-asian="10pt" style:font-size-complex="10pt"/>
    </style:style>
    <style:style style:name="T7" style:family="text">
      <style:text-properties style:font-name="Chilanka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hilank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Chilanka" fo:font-size="10pt" style:font-size-asian="10pt" style:font-size-complex="10pt"/>
    </style:style>
    <style:style style:name="T11" style:family="text">
      <style:text-properties fo:color="#c9211e" style:font-name="Chilanka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hilank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hilank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style:font-name="Chilanka" fo:font-size="10pt" fo:font-weight="normal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hilanka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hilank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9211e" style:font-name="Chilanka" fo:font-size="10pt" fo:font-weight="normal" style:font-size-asian="10pt" style:font-weight-asian="bold" style:font-size-complex="10pt" style:font-weight-complex="bold"/>
    </style:style>
    <style:style style:name="T18" style:family="text">
      <style:text-properties style:font-name="Chilanka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Chilanka" fo:font-size="10pt" fo:font-weight="bold" style:font-size-asian="10pt" style:font-size-complex="10pt"/>
    </style:style>
    <style:style style:name="T20" style:family="text">
      <style:text-properties style:font-name="Chilank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16.256cm" svg:x="0.899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15cm" svg:height="1.021cm" svg:x="1.255cm" svg:y="1cm">
          <draw:text-box>
            <text:p><text:span text:style-name="T1">Bank Module’s BeforeSend Hook call stack</text:span></text:p>
          </draw:text-box>
        </draw:frame>
        <draw:custom-shape draw:style-name="gr3" draw:text-style-name="P3" xml:id="id2" draw:id="id2" draw:layer="layout" svg:width="3.861cm" svg:height="1.296cm" svg:x="9.123cm" svg:y="7.149cm">
          <text:p text:style-name="P3"><text:span text:style-name="T2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5.683cm" svg:height="0.942cm" svg:x="1.762cm" svg:y="5.853cm">
          <text:p text:style-name="P4"><text:span text:style-name="T3">SendCoinsFromModule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5.556cm" svg:height="0.942cm" svg:x="1.889cm" svg:y="7.152cm">
          <text:p text:style-name="P4"><text:span text:style-name="T3">SendCoinsFromModuleTo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4" draw:id="id4" draw:layer="layout" svg:width="5.556cm" svg:height="0.943cm" svg:x="1.889cm" svg:y="8.45cm">
          <text:p text:style-name="P4"><text:span text:style-name="T3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7.445cm" svg:y1="6.324cm" svg:x2="9.123cm" svg:y2="7.797cm" draw:start-shape="id1" draw:end-shape="id2" draw:end-glue-point="3" svg:d="M7445 6324l1678 1473" svg:viewBox="0 0 1679 1474">
          <text:p/>
        </draw:connector>
        <draw:connector draw:style-name="gr7" draw:text-style-name="P6" draw:layer="layout" draw:type="line" svg:x1="7.445cm" svg:y1="7.623cm" svg:x2="9.123cm" svg:y2="7.797cm" draw:start-shape="id3" draw:start-glue-point="1" draw:end-shape="id2" draw:end-glue-point="3" svg:d="M7445 7623l1678 174" svg:viewBox="0 0 1679 175">
          <text:p/>
        </draw:connector>
        <draw:connector draw:style-name="gr7" draw:text-style-name="P6" draw:layer="layout" draw:type="line" svg:x1="7.445cm" svg:y1="8.921cm" svg:x2="9.123cm" svg:y2="7.797cm" draw:start-shape="id4" draw:start-glue-point="1" draw:end-shape="id2" draw:end-glue-point="3" svg:d="M7445 8921l1678-1124" svg:viewBox="0 0 1679 1125">
          <text:p/>
        </draw:connector>
        <draw:custom-shape draw:style-name="gr8" draw:text-style-name="P5" xml:id="id5" draw:id="id5" draw:layer="layout" svg:width="6.463cm" svg:height="0.942cm" svg:x="1.5cm" svg:y="3.813cm">
          <text:p text:style-name="P4"><text:span text:style-name="T3">SendCoinsFromModuleToManyAccounts</text:span></text:p>
          <text:p text:style-name="P4"><text:span text:style-name="T3">(osmosis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4.192cm" svg:height="1.296cm" svg:x="8.903cm" svg:y="3.615cm">
          <text:p text:style-name="P3"><text:span text:style-name="T2">SendManyCoins</text:span><text:span text:style-name="T2"><text:line-break/></text:span><text:span text:style-name="T2">(osmosis specifi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7.963cm" svg:y1="4.284cm" svg:x2="8.903cm" svg:y2="4.263cm" draw:start-shape="id5" draw:start-glue-point="1" draw:end-shape="id6" svg:d="M7963 4284l940-21" svg:viewBox="0 0 941 22">
          <text:p/>
        </draw:connector>
        <draw:custom-shape draw:style-name="gr10" draw:text-style-name="P7" xml:id="id8" draw:id="id8" draw:layer="layout" svg:width="3.999cm" svg:height="0.931cm" svg:x="8.985cm" svg:y="12.162cm">
          <text:p text:style-name="P7"><text:span text:style-name="T2">Un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7" draw:id="id7" draw:layer="layout" svg:width="6.357cm" svg:height="0.676cm" svg:x="1.4cm" svg:y="12.295cm">
          <text:p text:style-name="P4"><text:span text:style-name="T3">Undelegate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7.757cm" svg:y1="12.633cm" svg:x2="8.985cm" svg:y2="12.627cm" draw:start-shape="id7" draw:start-glue-point="1" draw:end-shape="id8" svg:d="M7757 12633l1228-6" svg:viewBox="0 0 1229 7">
          <text:p/>
        </draw:connector>
        <draw:custom-shape draw:style-name="gr12" draw:text-style-name="P7" xml:id="id10" draw:id="id10" draw:layer="layout" svg:width="4cm" svg:height="0.931cm" svg:x="9.013cm" svg:y="13.198cm">
          <text:p text:style-name="P7"><text:span text:style-name="T2">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9" draw:id="id9" draw:layer="layout" svg:width="6.103cm" svg:height="0.676cm" svg:x="1.454cm" svg:y="13.346cm">
          <text:p text:style-name="P4"><text:span text:style-name="T3">Delegate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7.557cm" svg:y1="13.684cm" svg:x2="9.013cm" svg:y2="13.663cm" draw:start-shape="id9" draw:start-glue-point="1" draw:end-shape="id10" draw:end-glue-point="3" svg:d="M7557 13684l1456-21" svg:viewBox="0 0 1457 22">
          <text:p/>
        </draw:connector>
        <draw:custom-shape draw:style-name="gr14" draw:text-style-name="P8" xml:id="id11" draw:id="id11" draw:layer="layout" svg:width="8.814cm" svg:height="1.296cm" svg:x="17.891cm" svg:y="12.531cm">
          <text:p text:style-name="P3"><text:span text:style-name="T2">Hook args</text:span><text:span text:style-name="T2"><text:line-break/></text:span><text:span text:style-name="T2">(ctx, delegatorAddr, ModuleAccAddr, am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13.013cm" svg:y1="13.663cm" svg:x2="17.891cm" svg:y2="13.179cm" draw:start-shape="id10" draw:start-glue-point="1" draw:end-shape="id11" draw:end-glue-point="3" svg:d="M13013 13663l4878-484" svg:viewBox="0 0 4879 485">
          <text:p/>
        </draw:connector>
        <draw:custom-shape draw:style-name="gr15" draw:text-style-name="P10" draw:layer="layout" svg:width="7.239cm" svg:height="2.032cm" svg:x="17.675cm" svg:y="1.635cm">
          <text:p text:style-name="P10"><text:span text:style-name="T2">err = BeforeSendHook (args)</text:span></text:p>
          <text:p text:style-name="P10"><text:span text:style-name="T2">If (err != nil){</text:span></text:p>
          <text:p text:style-name="P10"><text:span text:style-name="T2"><text:tab/></text:span><text:span text:style-name="T2">return err</text:span></text:p>
          <text:p text:style-name="P10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001cm" svg:height="0.127cm" svg:x="22.336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12.984cm" svg:y1="12.627cm" svg:x2="17.891cm" svg:y2="13.179cm" draw:start-shape="id8" draw:start-glue-point="1" draw:end-shape="id11" draw:end-glue-point="3" svg:d="M12984 12627l4907 552" svg:viewBox="0 0 4908 553">
          <text:p/>
        </draw:connector>
        <draw:custom-shape draw:style-name="gr17" draw:text-style-name="P8" xml:id="id12" draw:id="id12" draw:layer="layout" svg:width="10.846cm" svg:height="1.143cm" svg:x="15.859cm" svg:y="3.964cm">
          <text:p text:style-name="P3"><text:span text:style-name="T4">Hook args are for each “i” recepient – coins pair</text:span><text:span text:style-name="T4"><text:line-break/></text:span><text:span text:style-name="T4">args = </text:span><text:span text:style-name="T2">ctx, fromAddr (ModuleAccount), toAddr[i], amt[i]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4.172cm" svg:height="0.637cm" svg:x="18.845cm" svg:y="1cm">
          <draw:text-box>
            <text:p><text:span text:style-name="T2">CALL BeforeSendHook</text:span></text:p>
          </draw:text-box>
        </draw:frame>
        <draw:connector draw:style-name="gr7" draw:text-style-name="P9" draw:layer="layout" draw:type="line" svg:x1="13.095cm" svg:y1="4.263cm" svg:x2="15.859cm" svg:y2="4.535cm" draw:start-shape="id6" draw:start-glue-point="1" draw:end-shape="id12" draw:end-glue-point="3" svg:d="M13095 4263l2764 272" svg:viewBox="0 0 2765 273">
          <text:p/>
        </draw:connector>
        <draw:custom-shape draw:style-name="gr19" draw:text-style-name="P8" xml:id="id13" draw:id="id13" draw:layer="layout" svg:width="9.195cm" svg:height="1.143cm" svg:x="17.51cm" svg:y="7.164cm">
          <text:p text:style-name="P3"><text:span text:style-name="T4">Hook args</text:span></text:p>
          <text:p text:style-name="P3"><text:span text:style-name="T4">(ctx, fromAdd, ToAddr, am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12.984cm" svg:y1="7.797cm" svg:x2="17.51cm" svg:y2="7.735cm" draw:start-shape="id2" draw:start-glue-point="1" draw:end-shape="id13" draw:end-glue-point="3" svg:d="M12984 7797l4526-62" svg:viewBox="0 0 4527 63">
          <text:p/>
        </draw:connector>
      </draw:page>
      <draw:page draw:name="page2" draw:style-name="dp1" draw:master-page-name="Default">
        <draw:frame draw:style-name="gr20" draw:text-style-name="P14" draw:layer="layout" svg:width="7.182cm" svg:height="0.797cm" svg:x="1.127cm" svg:y="1.219cm">
          <draw:text-box>
            <text:p text:style-name="P13"><text:span text:style-name="T5">Osmosis Staking Module</text:span></text:p>
          </draw:text-box>
        </draw:frame>
        <draw:custom-shape draw:style-name="gr21" draw:text-style-name="P7" xml:id="id15" draw:id="id15" draw:layer="layout" svg:width="3.762cm" svg:height="0.995cm" svg:x="23.293cm" svg:y="5.391cm">
          <text:p text:style-name="P7"><text:span text:style-name="T2">Un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xml:id="id14" draw:id="id14" draw:layer="layout" svg:width="7.553cm" svg:height="0.603cm" svg:x="14.208cm" svg:y="5.533cm">
          <text:p text:style-name="P4"><text:span text:style-name="T3">Undelegate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761cm" svg:y1="5.834cm" svg:x2="23.293cm" svg:y2="5.888cm" draw:start-shape="id14" draw:start-glue-point="1" draw:end-shape="id15" svg:d="M21761 5834l1532 54" svg:viewBox="0 0 1533 55">
          <text:p/>
        </draw:connector>
        <draw:custom-shape draw:style-name="gr23" draw:text-style-name="P7" xml:id="id17" draw:id="id17" draw:layer="layout" svg:width="3.762cm" svg:height="0.993cm" svg:x="23.319cm" svg:y="6.498cm">
          <text:p text:style-name="P7"><text:span text:style-name="T2">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16" draw:id="id16" draw:layer="layout" svg:width="5.85cm" svg:height="0.723cm" svg:x="15.911cm" svg:y="6.656cm">
          <text:p text:style-name="P4"><text:span text:style-name="T3">Delegate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761cm" svg:y1="7.017cm" svg:x2="23.319cm" svg:y2="6.994cm" draw:start-shape="id16" draw:start-glue-point="1" draw:end-shape="id17" draw:end-glue-point="3" svg:d="M21761 7017l1558-23" svg:viewBox="0 0 1559 24">
          <text:p/>
        </draw:connector>
        <draw:custom-shape draw:style-name="gr25" draw:text-style-name="P16" xml:id="id18" draw:id="id18" draw:layer="layout" svg:width="5.969cm" svg:height="0.95cm" svg:x="3.54cm" svg:y="2.971cm">
          <text:p text:style-name="P15"><text:span text:style-name="T6">InstantUndelegate</text:span><text:span text:style-name="T6"><text:line-break/></text:span><text:span text:style-name="T6">(osmosis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xml:id="id19" draw:id="id19" draw:layer="layout" svg:width="5.969cm" svg:height="0.949cm" svg:x="6.461cm" svg:y="5.385cm">
          <text:p text:style-name="P4"><text:span text:style-name="T3">CompleteUnbonding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9.509cm" svg:y1="3.446cm" svg:x2="14.208cm" svg:y2="5.834cm" draw:start-shape="id18" draw:start-glue-point="1" draw:end-shape="id14" draw:end-glue-point="3" svg:d="M9509 3446l4699 2388" svg:viewBox="0 0 4700 2389">
          <text:p/>
        </draw:connector>
        <draw:connector draw:style-name="gr7" draw:text-style-name="P9" draw:layer="layout" draw:type="line" svg:x1="12.43cm" svg:y1="5.859cm" svg:x2="14.208cm" svg:y2="5.834cm" draw:start-shape="id19" draw:start-glue-point="1" draw:end-shape="id14" draw:end-glue-point="3" svg:d="M12430 5859l1778-25" svg:viewBox="0 0 1779 26">
          <text:p/>
        </draw:connector>
        <draw:custom-shape draw:style-name="gr27" draw:text-style-name="P5" xml:id="id20" draw:id="id20" draw:layer="layout" svg:width="5.97cm" svg:height="0.95cm" svg:x="1.126cm" svg:y="9.001cm">
          <text:p text:style-name="P4"><text:span text:style-name="T3">Dele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type="line" svg:x1="7.096cm" svg:y1="9.476cm" svg:x2="15.911cm" svg:y2="7.017cm" draw:start-shape="id20" draw:start-glue-point="1" draw:end-shape="id16" draw:end-glue-point="3" svg:d="M7096 9476l8815-2459" svg:viewBox="0 0 8816 2460">
          <text:p/>
        </draw:connector>
        <draw:custom-shape draw:style-name="gr28" draw:text-style-name="P18" xml:id="id21" draw:id="id21" draw:layer="layout" svg:width="5.851cm" svg:height="0.722cm" svg:x="18.411cm" svg:y="12.104cm">
          <text:p text:style-name="P17"><text:span text:style-name="T3">SendCoinsFromModuleToModul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22" draw:id="id22" draw:layer="layout" svg:width="2.282cm" svg:height="1.085cm" svg:x="24.876cm" svg:y="11.969cm">
          <text:p text:style-name="P7"><text:span text:style-name="T2">SendCoin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24.262cm" svg:y1="12.465cm" svg:x2="24.876cm" svg:y2="12.511cm" draw:start-shape="id21" draw:start-glue-point="1" draw:end-shape="id22" draw:end-glue-point="3" svg:d="M24262 12465l614 46" svg:viewBox="0 0 615 47">
          <text:p/>
        </draw:connector>
        <draw:custom-shape draw:style-name="gr30" draw:text-style-name="P5" xml:id="id23" draw:id="id23" draw:layer="layout" svg:width="5.97cm" svg:height="0.949cm" svg:x="11.601cm" svg:y="11.322cm">
          <text:p text:style-name="P4"><text:span text:style-name="T3">NotBondedTokensToBonded</text:span><text:span text:style-name="T3"><text:line-break/></text:span><text:span text:style-name="T3">(pool.go)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24" draw:id="id24" draw:layer="layout" svg:width="5.97cm" svg:height="0.95cm" svg:x="11.536cm" svg:y="12.712cm">
          <text:p text:style-name="P4"><text:span text:style-name="T3">BondedTokensToNotBonded</text:span><text:span text:style-name="T3"><text:line-break/></text:span><text:span text:style-name="T3">(pool.go)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25" draw:id="id25" draw:layer="layout" svg:width="5.97cm" svg:height="0.95cm" svg:x="4.272cm" svg:y="11.697cm">
          <text:p text:style-name="P4"><text:span text:style-name="T3">ApplyAndReturnValidatorSetUpdate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7.096cm" svg:y1="9.476cm" svg:x2="11.601cm" svg:y2="11.796cm" draw:start-shape="id20" draw:start-glue-point="1" draw:end-shape="id23" draw:end-glue-point="3" svg:d="M7096 9476l4505 2320" svg:viewBox="0 0 4506 2321">
          <text:p/>
        </draw:connector>
        <draw:connector draw:style-name="gr7" draw:text-style-name="P9" draw:layer="layout" draw:type="line" svg:x1="7.096cm" svg:y1="9.476cm" svg:x2="11.536cm" svg:y2="13.187cm" draw:start-shape="id20" draw:start-glue-point="1" draw:end-shape="id24" draw:end-glue-point="3" svg:d="M7096 9476l4440 3711" svg:viewBox="0 0 4441 3712">
          <text:p/>
        </draw:connector>
        <draw:connector draw:style-name="gr7" draw:text-style-name="P9" draw:layer="layout" draw:type="line" svg:x1="10.242cm" svg:y1="12.172cm" svg:x2="11.601cm" svg:y2="11.796cm" draw:start-shape="id25" draw:start-glue-point="1" draw:end-shape="id23" draw:end-glue-point="3" svg:d="M10242 12172l1359-376" svg:viewBox="0 0 1360 377">
          <text:p/>
        </draw:connector>
        <draw:connector draw:style-name="gr7" draw:text-style-name="P9" draw:layer="layout" draw:type="line" svg:x1="10.242cm" svg:y1="12.172cm" svg:x2="11.536cm" svg:y2="13.187cm" draw:start-shape="id25" draw:start-glue-point="1" draw:end-shape="id24" draw:end-glue-point="3" svg:d="M10242 12172l1294 1015" svg:viewBox="0 0 1295 1016">
          <text:p/>
        </draw:connector>
        <draw:connector draw:style-name="gr7" draw:text-style-name="P9" draw:layer="layout" draw:type="line" svg:x1="17.571cm" svg:y1="11.796cm" svg:x2="18.411cm" svg:y2="12.465cm" draw:start-shape="id23" draw:start-glue-point="1" draw:end-shape="id21" draw:end-glue-point="3" svg:d="M17571 11796l840 669" svg:viewBox="0 0 841 670">
          <text:p/>
        </draw:connector>
        <draw:connector draw:style-name="gr7" draw:text-style-name="P9" draw:layer="layout" draw:type="line" svg:x1="17.506cm" svg:y1="13.187cm" svg:x2="18.411cm" svg:y2="12.465cm" draw:start-shape="id24" draw:start-glue-point="1" draw:end-shape="id21" draw:end-glue-point="3" svg:d="M17506 13187l905-722" svg:viewBox="0 0 906 723">
          <text:p/>
        </draw:connector>
        <draw:custom-shape draw:style-name="gr31" draw:text-style-name="P5" xml:id="id26" draw:id="id26" draw:layer="layout" svg:width="5.969cm" svg:height="1.14cm" svg:x="1cm" svg:y="14.208cm">
          <text:p text:style-name="P4"><text:span text:style-name="T3">BlockValidatorUpdate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3.984cm" svg:y1="14.208cm" svg:x2="7.257cm" svg:y2="12.647cm" draw:start-shape="id26" draw:start-glue-point="0" draw:end-shape="id25" draw:end-glue-point="2" svg:d="M3984 14208l3273-1561" svg:viewBox="0 0 3274 1562">
          <text:p/>
        </draw:connector>
        <draw:custom-shape draw:style-name="gr32" draw:text-style-name="P19" xml:id="id28" draw:id="id28" draw:layer="layout" svg:width="1.778cm" svg:height="1.524cm" svg:x="0.238cm" svg:y="18.653cm">
          <text:p text:style-name="P19">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xml:id="id27" draw:id="id27" draw:layer="layout" svg:width="3.824cm" svg:height="0.889cm" svg:x="2.897cm" svg:y="19.034cm">
          <text:p text:style-name="P4"><text:span text:style-name="T3">EndBlocker</text:span><text:span text:style-name="T3"><text:line-break/></text:span><text:span text:style-name="T3">(abci.go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4.809cm" svg:y1="19.034cm" svg:x2="3.984cm" svg:y2="15.348cm" draw:start-shape="id27" draw:start-glue-point="0" draw:end-shape="id26" draw:end-glue-point="2" svg:d="M4809 19034l-825-3686" svg:viewBox="0 0 826 3687">
          <text:p/>
        </draw:connector>
        <draw:connector draw:style-name="gr7" draw:text-style-name="P9" draw:layer="layout" draw:type="line" svg:x1="2.016cm" svg:y1="19.415cm" svg:x2="2.897cm" svg:y2="19.478cm" draw:start-shape="id28" draw:start-glue-point="7" draw:end-shape="id27" draw:end-glue-point="3" svg:d="M2016 19415l881 63" svg:viewBox="0 0 882 64">
          <text:p/>
        </draw:connector>
        <draw:custom-shape draw:style-name="gr33" draw:text-style-name="P5" xml:id="id29" draw:id="id29" draw:layer="layout" svg:width="3.824cm" svg:height="0.889cm" svg:x="6.997cm" svg:y="19.034cm">
          <text:p text:style-name="P4"><text:span text:style-name="T3">InitGenesis</text:span><text:span text:style-name="T3"><text:line-break/></text:span><text:span text:style-name="T3">(genesis.go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8.909cm" svg:y1="19.034cm" svg:x2="7.257cm" svg:y2="12.647cm" draw:start-shape="id29" draw:start-glue-point="0" draw:end-shape="id25" draw:end-glue-point="2" svg:d="M8909 19034l-1652-6387" svg:viewBox="0 0 1653 6388">
          <text:p/>
        </draw:connector>
        <draw:custom-shape draw:style-name="gr34" draw:text-style-name="P5" xml:id="id30" draw:id="id30" draw:layer="layout" svg:width="3.824cm" svg:height="2.159cm" svg:x="13.797cm" svg:y="18.364cm">
          <text:p text:style-name="P4"><text:span text:style-name="T3">DeliverGenTx</text:span><text:span text:style-name="T3"><text:line-break/></text:span><text:span text:style-name="T7"><text:line-break/></text:span><text:span text:style-name="T7">GENUTIL MODULE</text:span><text:span text:style-name="T3"><text:line-break/></text:span><text:span text:style-name="T3">gentx.go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3.797cm" svg:y1="19.443cm" svg:x2="7.257cm" svg:y2="12.647cm" draw:start-shape="id30" draw:start-glue-point="3" draw:end-shape="id25" draw:end-glue-point="2" svg:d="M13797 19443l-6540-6796" svg:viewBox="0 0 6541 6797">
          <text:p/>
        </draw:connector>
        <draw:custom-shape draw:style-name="gr34" draw:text-style-name="P5" xml:id="id31" draw:id="id31" draw:layer="layout" svg:width="3.824cm" svg:height="2.159cm" svg:x="18.397cm" svg:y="18.364cm">
          <text:p text:style-name="P4"><text:span text:style-name="T3">InitGenesis</text:span><text:span text:style-name="T3"><text:line-break/></text:span><text:span text:style-name="T3"><text:line-break/></text:span><text:span text:style-name="T7">GENUTIL MODULE</text:span><text:span text:style-name="T3"><text:line-break/></text:span><text:span text:style-name="T3">genesis.go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8.397cm" svg:y1="19.443cm" svg:x2="17.621cm" svg:y2="19.443cm" draw:start-shape="id31" draw:start-glue-point="3" draw:end-shape="id30" draw:end-glue-point="1" svg:d="M18397 19443h-776" svg:viewBox="0 0 777 1">
          <text:p/>
        </draw:connector>
        <draw:custom-shape draw:style-name="gr35" draw:text-style-name="P16" xml:id="id32" draw:id="id32" draw:layer="layout" svg:width="2.5cm" svg:height="0.95cm" svg:x="0.151cm" svg:y="2.971cm">
          <text:p text:style-name="P15"><text:span text:style-name="T6">SUPERFLUID</text:span><text:span text:style-name="T6"><text:line-break/></text:span><text:span text:style-name="T6">MODULE 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3.984cm" svg:y1="14.208cm" svg:x2="9.445cm" svg:y2="6.334cm" draw:start-shape="id26" draw:start-glue-point="0" draw:end-shape="id19" draw:end-glue-point="2" svg:d="M3984 14208l5461-7874" svg:viewBox="0 0 5462 7875">
          <text:p/>
        </draw:connector>
        <draw:connector draw:style-name="gr7" draw:text-style-name="P9" draw:layer="layout" draw:type="line" svg:x1="2.651cm" svg:y1="3.446cm" svg:x2="3.54cm" svg:y2="3.446cm" draw:start-shape="id32" draw:start-glue-point="1" draw:end-shape="id18" draw:end-glue-point="3" svg:d="M2651 3446h889" svg:viewBox="0 0 890 1">
          <text:p/>
        </draw:connector>
        <draw:connector draw:style-name="gr7" draw:text-style-name="P9" draw:layer="layout" draw:type="line" svg:x1="1.401cm" svg:y1="3.921cm" svg:x2="3.605cm" svg:y2="8.831cm" draw:start-shape="id32" draw:start-glue-point="2" svg:d="M1401 3921l2204 4910" svg:viewBox="0 0 2205 4911">
          <text:p/>
        </draw:connector>
      </draw:page>
      <draw:page draw:name="page3" draw:style-name="dp1" draw:master-page-name="Default">
        <draw:custom-shape draw:style-name="gr36" draw:text-style-name="P1" draw:layer="layout" svg:width="10.827cm" svg:height="6.223cm" svg:x="16.113cm" svg:y="6.207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7.182cm" svg:height="0.797cm" svg:x="1.127cm" svg:y="1.219cm">
          <draw:text-box>
            <text:p text:style-name="P13"><text:span text:style-name="T5">Osmosis Governance Module</text:span></text:p>
          </draw:text-box>
        </draw:frame>
        <draw:custom-shape draw:style-name="gr37" draw:text-style-name="P18" xml:id="id33" draw:id="id33" draw:layer="layout" svg:width="6.346cm" svg:height="0.564cm" svg:x="16.665cm" svg:y="7.418cm">
          <text:p text:style-name="P17"><text:span text:style-name="T3">Send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011cm" svg:y1="7.7cm" svg:x2="24.158cm" svg:y2="9.593cm" draw:start-shape="id33" draw:start-glue-point="1" draw:end-shape="id34" svg:d="M23011 7700l1147 1893" svg:viewBox="0 0 1148 1894">
          <text:p/>
        </draw:connector>
        <draw:custom-shape draw:style-name="gr38" draw:text-style-name="P18" xml:id="id35" draw:id="id35" draw:layer="layout" svg:width="6.219cm" svg:height="0.676cm" svg:x="16.692cm" svg:y="10.569cm">
          <text:p text:style-name="P17"><text:span text:style-name="T3">Send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911cm" svg:y1="10.907cm" svg:x2="24.158cm" svg:y2="9.593cm" draw:start-shape="id35" draw:start-glue-point="1" draw:end-shape="id34" draw:end-glue-point="3" svg:d="M22911 10907l1247-1314" svg:viewBox="0 0 1248 1315">
          <text:p/>
        </draw:connector>
        <draw:custom-shape draw:style-name="gr39" draw:text-style-name="P5" xml:id="id36" draw:id="id36" draw:layer="layout" svg:width="2.536cm" svg:height="0.889cm" svg:x="13.19cm" svg:y="7.269cm">
          <text:p text:style-name="P4"><text:span text:style-name="T3">AddDeposit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37" draw:id="id37" draw:layer="layout" svg:width="4.205cm" svg:height="0.889cm" svg:x="7.678cm" svg:y="6.701cm">
          <text:p text:style-name="P4"><text:span text:style-name="T3">SubmitProposal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5.726cm" svg:y1="7.713cm" svg:x2="16.665cm" svg:y2="7.7cm" draw:start-shape="id36" draw:start-glue-point="1" draw:end-shape="id33" draw:end-glue-point="3" svg:d="M15726 7713l939-13" svg:viewBox="0 0 940 14">
          <text:p/>
        </draw:connector>
        <draw:connector draw:style-name="gr7" draw:text-style-name="P9" draw:layer="layout" draw:type="line" svg:x1="11.883cm" svg:y1="7.145cm" svg:x2="13.19cm" svg:y2="7.713cm" draw:start-shape="id37" draw:start-glue-point="1" draw:end-shape="id36" draw:end-glue-point="3" svg:d="M11883 7145l1307 568" svg:viewBox="0 0 1308 569">
          <text:p/>
        </draw:connector>
        <draw:custom-shape draw:style-name="gr33" draw:text-style-name="P5" xml:id="id38" draw:id="id38" draw:layer="layout" svg:width="3.824cm" svg:height="0.889cm" svg:x="8.045cm" svg:y="7.717cm">
          <text:p text:style-name="P4"><text:span text:style-name="T3">Depos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1.869cm" svg:y1="8.161cm" svg:x2="13.19cm" svg:y2="7.713cm" draw:start-shape="id38" draw:start-glue-point="1" draw:end-shape="id36" draw:end-glue-point="3" svg:d="M11869 8161l1321-448" svg:viewBox="0 0 1322 449">
          <text:p/>
        </draw:connector>
        <draw:custom-shape draw:style-name="gr41" draw:text-style-name="P7" xml:id="id34" draw:id="id34" draw:layer="layout" svg:width="2.426cm" svg:height="0.931cm" svg:x="24.158cm" svg:y="9.128cm">
          <text:p text:style-name="P7"><text:span text:style-name="T2">Send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39" draw:id="id39" draw:layer="layout" svg:width="2.646cm" svg:height="0.889cm" svg:x="13.023cm" svg:y="11.317cm">
          <text:p text:style-name="P4"><text:span text:style-name="T3">RefundDeposit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5.669cm" svg:y1="11.761cm" svg:x2="16.692cm" svg:y2="10.907cm" draw:start-shape="id39" draw:start-glue-point="1" draw:end-shape="id35" draw:end-glue-point="3" svg:d="M15669 11761l1023-854" svg:viewBox="0 0 1024 855">
          <text:p/>
        </draw:connector>
        <draw:custom-shape draw:style-name="gr32" draw:text-style-name="P19" xml:id="id41" draw:id="id41" draw:layer="layout" svg:width="1.778cm" svg:height="1.524cm" svg:x="1.008cm" svg:y="11.033cm">
          <text:p text:style-name="P19">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xml:id="id40" draw:id="id40" draw:layer="layout" svg:width="3.824cm" svg:height="0.889cm" svg:x="8.205cm" svg:y="11.287cm">
          <text:p text:style-name="P4"><text:span text:style-name="T3">EndBlocker</text:span><text:span text:style-name="T3"><text:line-break/></text:span><text:span text:style-name="T3">(abci.go)</text:span></text:p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413cm" svg:height="1.343cm" svg:x="24.368cm" svg:y="6.461cm">
          <draw:text-box>
            <text:p text:style-name="P11"><text:span text:style-name="T8">Bank module</text:span></text:p>
          </draw:text-box>
        </draw:frame>
        <draw:connector draw:style-name="gr7" draw:text-style-name="P9" draw:layer="layout" draw:type="line" svg:x1="12.029cm" svg:y1="11.731cm" svg:x2="13.023cm" svg:y2="11.761cm" draw:start-shape="id40" draw:start-glue-point="1" draw:end-shape="id39" draw:end-glue-point="3" svg:d="M12029 11731l994 30" svg:viewBox="0 0 995 31">
          <text:p/>
        </draw:connector>
        <draw:connector draw:style-name="gr7" draw:text-style-name="P9" draw:layer="layout" draw:type="line" svg:x1="2.786cm" svg:y1="11.795cm" svg:x2="8.205cm" svg:y2="11.731cm" draw:start-shape="id41" draw:start-glue-point="7" draw:end-shape="id40" draw:end-glue-point="3" svg:d="M2786 11795l5419-64" svg:viewBox="0 0 5420 65">
          <text:p/>
        </draw:connector>
      </draw:page>
      <draw:page draw:name="page4" draw:style-name="dp1" draw:master-page-name="Default">
        <draw:custom-shape draw:style-name="gr44" draw:text-style-name="P21" draw:layer="layout" svg:width="10.827cm" svg:height="13.716cm" svg:x="16.113cm" svg:y="6.207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7.182cm" svg:height="0.797cm" svg:x="1.127cm" svg:y="1.219cm">
          <draw:text-box>
            <text:p text:style-name="P13"><text:span text:style-name="T5"><text:s/></text:span><text:span text:style-name="T5">Distribution Module</text:span></text:p>
          </draw:text-box>
        </draw:frame>
        <draw:custom-shape draw:style-name="gr45" draw:text-style-name="P18" xml:id="id42" draw:id="id42" draw:layer="layout" svg:width="6.346cm" svg:height="0.564cm" svg:x="16.665cm" svg:y="7.418cm">
          <text:p text:style-name="P17"><text:span text:style-name="T3">Send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011cm" svg:y1="7.7cm" svg:x2="24.158cm" svg:y2="9.593cm" draw:start-shape="id42" draw:start-glue-point="1" draw:end-shape="id43" svg:d="M23011 7700l1147 1893" svg:viewBox="0 0 1148 1894">
          <text:p/>
        </draw:connector>
        <draw:custom-shape draw:style-name="gr46" draw:text-style-name="P18" xml:id="id44" draw:id="id44" draw:layer="layout" svg:width="6.219cm" svg:height="0.676cm" svg:x="16.625cm" svg:y="18.485cm">
          <text:p text:style-name="P17"><text:span text:style-name="T3">Send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844cm" svg:y1="18.823cm" svg:x2="24.158cm" svg:y2="9.593cm" draw:start-shape="id44" draw:start-glue-point="1" draw:end-shape="id43" draw:end-glue-point="3" svg:d="M22844 18823l1314-9230" svg:viewBox="0 0 1315 9231">
          <text:p/>
        </draw:connector>
        <draw:custom-shape draw:style-name="gr47" draw:text-style-name="P5" xml:id="id45" draw:id="id45" draw:layer="layout" svg:width="5.582cm" svg:height="0.889cm" svg:x="10.144cm" svg:y="7.269cm">
          <text:p text:style-name="P4"><text:span text:style-name="T3">FundCommunityPool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xml:id="id46" draw:id="id46" draw:layer="layout" svg:width="3.802cm" svg:height="0.889cm" svg:x="1.381cm" svg:y="2.901cm">
          <text:p text:style-name="P15"><text:span text:style-name="T6">GAMM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5.726cm" svg:y1="7.713cm" svg:x2="16.665cm" svg:y2="7.7cm" draw:start-shape="id45" draw:start-glue-point="1" draw:end-shape="id42" draw:end-glue-point="3" svg:d="M15726 7713l939-13" svg:viewBox="0 0 940 14">
          <text:p/>
        </draw:connector>
        <draw:connector draw:style-name="gr7" draw:text-style-name="P9" draw:layer="layout" draw:type="line" svg:x1="5.183cm" svg:y1="3.345cm" svg:x2="10.144cm" svg:y2="7.713cm" draw:start-shape="id46" draw:start-glue-point="1" draw:end-shape="id45" draw:end-glue-point="3" svg:d="M5183 3345l4961 4368" svg:viewBox="0 0 4962 4369">
          <text:p/>
        </draw:connector>
        <draw:custom-shape draw:style-name="gr33" draw:text-style-name="P16" xml:id="id47" draw:id="id47" draw:layer="layout" svg:width="3.824cm" svg:height="0.889cm" svg:x="1.381cm" svg:y="4.048cm">
          <text:p text:style-name="P15"><text:span text:style-name="T6">LOCKU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5.205cm" svg:y1="4.492cm" svg:x2="10.144cm" svg:y2="7.713cm" draw:start-shape="id47" draw:start-glue-point="1" draw:end-shape="id45" draw:end-glue-point="3" svg:d="M5205 4492l4939 3221" svg:viewBox="0 0 4940 3222">
          <text:p/>
        </draw:connector>
        <draw:custom-shape draw:style-name="gr41" draw:text-style-name="P7" xml:id="id43" draw:id="id43" draw:layer="layout" svg:width="2.426cm" svg:height="0.931cm" svg:x="24.158cm" svg:y="9.128cm">
          <text:p text:style-name="P7"><text:span text:style-name="T2">Send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xml:id="id48" draw:id="id48" draw:layer="layout" svg:width="4.382cm" svg:height="0.889cm" svg:x="10.687cm" svg:y="18.417cm">
          <text:p text:style-name="P4"><text:span text:style-name="T3">DistributeFromFeePool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5.069cm" svg:y1="18.861cm" svg:x2="16.625cm" svg:y2="18.823cm" draw:start-shape="id48" draw:start-glue-point="1" draw:end-shape="id44" draw:end-glue-point="3" svg:d="M15069 18861l1556-38" svg:viewBox="0 0 1557 39">
          <text:p/>
        </draw:connector>
        <draw:frame draw:style-name="gr43" draw:text-style-name="P20" draw:layer="layout" svg:width="2.413cm" svg:height="1.343cm" svg:x="24.368cm" svg:y="6.461cm">
          <draw:text-box>
            <text:p text:style-name="P11"><text:span text:style-name="T8">Bank module</text:span></text:p>
          </draw:text-box>
        </draw:frame>
        <draw:custom-shape draw:style-name="gr50" draw:text-style-name="P18" xml:id="id52" draw:id="id52" draw:layer="layout" svg:width="6.346cm" svg:height="0.564cm" svg:x="16.665cm" svg:y="13.518cm">
          <text:p text:style-name="P17"><text:span text:style-name="T9"><text:s/></text:span><text:span text:style-name="T3">SendCoinsFromModuleTo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49" draw:id="id49" draw:layer="layout" svg:width="3.824cm" svg:height="0.889cm" svg:x="1.381cm" svg:y="5.248cm">
          <text:p text:style-name="P15"><text:span text:style-name="T6">MINT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50" draw:id="id50" draw:layer="layout" svg:width="4.318cm" svg:height="2.653cm" svg:x="1.381cm" svg:y="6.348cm">
          <text:p text:style-name="P15"><text:span text:style-name="T6">POOL INCENTIVES</text:span><text:span text:style-name="T6"><text:line-break/></text:span><text:span text:style-name="T6">called also from </text:span><text:span text:style-name="T6"><text:line-break/></text:span><text:span text:style-name="T6">implementation</text:span><text:span text:style-name="T6"><text:line-break/></text:span><text:span text:style-name="T6"> of the Mint </text:span><text:span text:style-name="T6"><text:line-break/></text:span><text:span text:style-name="T6">hook</text:span><text:span text:style-name="T6"><text:line-break/></text:span><text:span text:style-name="T6">AfterDistributeMintedCoi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51" draw:id="id51" draw:layer="layout" svg:width="3.824cm" svg:height="0.889cm" svg:x="1.347cm" svg:y="9.068cm">
          <text:p text:style-name="P15"><text:span text:style-name="T6">TOKEN FACTORY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5.205cm" svg:y1="5.692cm" svg:x2="10.144cm" svg:y2="7.713cm" draw:start-shape="id49" draw:start-glue-point="1" draw:end-shape="id45" draw:end-glue-point="3" svg:d="M5205 5692l4939 2021" svg:viewBox="0 0 4940 2022">
          <text:p/>
        </draw:connector>
        <draw:connector draw:style-name="gr7" draw:text-style-name="P9" draw:layer="layout" draw:type="line" svg:x1="5.699cm" svg:y1="7.674cm" svg:x2="10.144cm" svg:y2="7.713cm" draw:start-shape="id50" draw:start-glue-point="1" draw:end-shape="id45" draw:end-glue-point="3" svg:d="M5699 7674l4445 39" svg:viewBox="0 0 4446 40">
          <text:p/>
        </draw:connector>
        <draw:connector draw:style-name="gr7" draw:text-style-name="P9" draw:layer="layout" draw:type="line" svg:x1="5.171cm" svg:y1="9.512cm" svg:x2="10.144cm" svg:y2="7.713cm" draw:start-shape="id51" draw:start-glue-point="1" draw:end-shape="id45" draw:end-glue-point="3" svg:d="M5171 9512l4973-1799" svg:viewBox="0 0 4974 1800">
          <text:p/>
        </draw:connector>
        <draw:custom-shape draw:style-name="gr47" draw:text-style-name="P5" xml:id="id53" draw:id="id53" draw:layer="layout" svg:width="5.582cm" svg:height="0.889cm" svg:x="8.144cm" svg:y="13.373cm">
          <text:p text:style-name="P4"><text:span text:style-name="T3">AllocateTokens</text:span><text:span text:style-name="T3"><text:line-break/></text:span><text:span text:style-name="T6">panics if send returns er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23.011cm" svg:y1="13.8cm" svg:x2="24.158cm" svg:y2="9.593cm" draw:start-shape="id52" draw:start-glue-point="1" draw:end-shape="id43" draw:end-glue-point="3" svg:d="M23011 13800l1147-4207" svg:viewBox="0 0 1148 4208">
          <text:p/>
        </draw:connector>
        <draw:connector draw:style-name="gr7" draw:text-style-name="P9" draw:layer="layout" draw:type="line" svg:x1="13.726cm" svg:y1="13.817cm" svg:x2="16.665cm" svg:y2="13.8cm" draw:start-shape="id53" draw:start-glue-point="1" draw:end-shape="id52" draw:end-glue-point="3" svg:d="M13726 13817l2939-17" svg:viewBox="0 0 2940 18">
          <text:p/>
        </draw:connector>
        <draw:custom-shape draw:style-name="gr52" draw:text-style-name="P19" xml:id="id54" draw:id="id54" draw:layer="layout" svg:width="1.361cm" svg:height="1.524cm" svg:x="1.409cm" svg:y="13.033cm">
          <text:p text:style-name="P19">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5" xml:id="id55" draw:id="id55" draw:layer="layout" svg:width="2.127cm" svg:height="0.889cm" svg:x="3.569cm" svg:y="13.387cm">
          <text:p text:style-name="P4"><text:span text:style-name="T3">BeginBlocker</text:span><text:span text:style-name="T3"><text:line-break/></text:span><text:span text:style-name="T3">(abci.go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2.77cm" svg:y1="13.795cm" svg:x2="3.569cm" svg:y2="13.831cm" draw:start-shape="id54" draw:start-glue-point="7" draw:end-shape="id55" draw:end-glue-point="3" svg:d="M2770 13795l799 36" svg:viewBox="0 0 800 37">
          <text:p/>
        </draw:connector>
        <draw:connector draw:style-name="gr7" draw:text-style-name="P9" draw:layer="layout" draw:type="line" svg:x1="5.696cm" svg:y1="13.831cm" svg:x2="8.144cm" svg:y2="13.817cm" draw:start-shape="id55" draw:start-glue-point="1" draw:end-shape="id53" draw:end-glue-point="3" svg:d="M5696 13831l2448-14" svg:viewBox="0 0 2449 15">
          <text:p/>
        </draw:connector>
        <draw:custom-shape draw:style-name="gr54" draw:text-style-name="P5" xml:id="id56" draw:id="id56" draw:layer="layout" svg:width="5.905cm" svg:height="0.889cm" svg:x="3.766cm" svg:y="18.417cm">
          <text:p text:style-name="P4"><text:span text:style-name="T3">HandleCommunityPoolSpendProposal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9.671cm" svg:y1="18.861cm" svg:x2="10.687cm" svg:y2="18.861cm" draw:start-shape="id56" draw:start-glue-point="1" draw:end-shape="id48" draw:end-glue-point="3" svg:d="M9671 18861h1016" svg:viewBox="0 0 1017 1">
          <text:p/>
        </draw:connector>
        <draw:custom-shape draw:style-name="gr55" draw:text-style-name="P5" draw:layer="layout" svg:width="2.209cm" svg:height="2.088cm" svg:x="1.366cm" svg:y="17.218cm">
          <text:p text:style-name="P4"><text:span text:style-name="T3">ROUTE</text:span><text:span text:style-name="T3"><text:line-break/></text:span><text:span text:style-name="T3">registered</text:span><text:span text:style-name="T3"><text:line-break/></text:span><text:span text:style-name="T3">for prop </text:span></text:p>
          <text:p text:style-name="P4"><text:span text:style-name="T3">type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57" draw:id="id57" draw:layer="layout" svg:width="3.824cm" svg:height="0.889cm" svg:x="1.347cm" svg:y="10.468cm">
          <text:p text:style-name="P15"><text:span text:style-name="T6">SUPER FLUID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xml:id="id58" draw:id="id58" draw:layer="layout" svg:width="5.582cm" svg:height="0.889cm" svg:x="8.244cm" svg:y="10.469cm">
          <text:p text:style-name="P4"><text:span text:style-name="T3"><text:s/></text:span><text:span text:style-name="T3">WithdrawDelegationReward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5.171cm" svg:y1="10.912cm" svg:x2="8.244cm" svg:y2="10.913cm" draw:start-shape="id57" draw:start-glue-point="1" draw:end-shape="id58" draw:end-glue-point="3" svg:d="M5171 10912l3073 1" svg:viewBox="0 0 3074 2">
          <text:p/>
        </draw:connector>
        <draw:connector draw:style-name="gr7" draw:text-style-name="P9" draw:layer="layout" draw:type="line" svg:x1="13.826cm" svg:y1="10.913cm" svg:x2="16.625cm" svg:y2="18.823cm" draw:start-shape="id58" draw:start-glue-point="1" draw:end-shape="id44" draw:end-glue-point="3" svg:d="M13826 10913l2799 7910" svg:viewBox="0 0 2800 7911">
          <text:p/>
        </draw:connector>
      </draw:page>
      <draw:page draw:name="page5" draw:style-name="dp1" draw:master-page-name="Default">
        <draw:custom-shape draw:style-name="gr56" draw:text-style-name="P21" draw:layer="layout" svg:width="6.985cm" svg:height="5.336cm" svg:x="1cm" svg:y="6.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13.335cm" svg:height="4.183cm" svg:x="0.873cm" svg:y="15.84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draw:layer="layout" svg:width="4.419cm" svg:height="5.461cm" svg:x="15.243cm" svg:y="6.78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draw:layer="layout" svg:width="8.255cm" svg:height="3.429cm" svg:x="1.073cm" svg:y="2.2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6.35cm" svg:height="7.112cm" svg:x="20.812cm" svg:y="5.899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14.641cm" svg:height="0.797cm" svg:x="1.127cm" svg:y="1.219cm">
          <draw:text-box>
            <text:p text:style-name="P13"><text:span text:style-name="T5"><text:s/></text:span><text:span text:style-name="T5">Distribution Module’s FundCommunityPool → Osmosis modules</text:span></text:p>
          </draw:text-box>
        </draw:frame>
        <draw:custom-shape draw:style-name="gr62" draw:text-style-name="P18" xml:id="id59" draw:id="id59" draw:layer="layout" svg:width="6.346cm" svg:height="0.564cm" svg:x="20.983cm" svg:y="9.396cm">
          <text:p text:style-name="P17"><text:span text:style-name="T3">Send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4.156cm" svg:y1="9.96cm" svg:x2="24.135cm" svg:y2="10.725cm" draw:start-shape="id59" draw:end-shape="id60" draw:end-glue-point="0" svg:d="M24156 9960l-21 765" svg:viewBox="0 0 22 766">
          <text:p/>
        </draw:connector>
        <draw:custom-shape draw:style-name="gr63" draw:text-style-name="P5" xml:id="id61" draw:id="id61" draw:layer="layout" svg:width="3.931cm" svg:height="0.889cm" svg:x="15.413cm" svg:y="9.247cm">
          <text:p text:style-name="P4"><text:span text:style-name="T3">FundCommunityPool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9.344cm" svg:y1="9.691cm" svg:x2="20.983cm" svg:y2="9.678cm" draw:start-shape="id61" draw:start-glue-point="1" draw:end-shape="id59" draw:end-glue-point="3" svg:d="M19344 9691l1639-13" svg:viewBox="0 0 1640 14">
          <text:p/>
        </draw:connector>
        <draw:connector draw:style-name="gr7" draw:text-style-name="P9" draw:layer="layout" draw:type="line" svg:x1="8.112cm" svg:y1="3.929cm" svg:x2="15.413cm" svg:y2="9.691cm" draw:start-shape="id62" draw:start-glue-point="1" draw:end-shape="id61" draw:end-glue-point="3" svg:d="M8112 3929l7301 5762" svg:viewBox="0 0 7302 5763">
          <text:p/>
        </draw:connector>
        <draw:custom-shape draw:style-name="gr64" draw:text-style-name="P7" xml:id="id60" draw:id="id60" draw:layer="layout" svg:width="2.426cm" svg:height="0.931cm" svg:x="22.922cm" svg:y="10.725cm">
          <text:p text:style-name="P7"><text:span text:style-name="T2">SendCoin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0" draw:layer="layout" svg:width="2.413cm" svg:height="1.343cm" svg:x="22.971cm" svg:y="7.477cm">
          <draw:text-box>
            <text:p text:style-name="P11"><text:span text:style-name="T8">Bank module</text:span></text:p>
          </draw:text-box>
        </draw:frame>
        <draw:custom-shape draw:style-name="gr66" draw:text-style-name="P23" xml:id="id72" draw:id="id72" draw:layer="layout" svg:width="5.348cm" svg:height="1.397cm" svg:x="1.367cm" svg:y="16.748cm">
          <text:p text:style-name="P22"><text:span text:style-name="T10">AfterDistributeMintedCoin</text:span><text:span text:style-name="T10"><text:line-break/></text:span><text:span text:style-name="T10">Mint HOOK IMPLEMENTED</text:span><text:span text:style-name="T10"><text:line-break/></text:span><text:span text:style-name="T6">panics if AllocateAsset return err</text:span></text:p>
          <draw:enhanced-geometry svg:viewBox="0 0 21600 21600" draw:type="rectangle" draw:enhanced-path="M 0 0 L 21600 0 21600 21600 0 21600 0 0 Z N"/>
        </draw:custom-shape>
        <draw:custom-shape draw:style-name="gr67" draw:text-style-name="P23" xml:id="id63" draw:id="id63" draw:layer="layout" svg:width="3.824cm" svg:height="2.286cm" svg:x="23.164cm" svg:y="17.129cm">
          <text:p text:style-name="P22"><text:span text:style-name="T10"/></text:p>
          <text:p text:style-name="P22"><text:span text:style-name="T11">TOKEN FACTORY</text:span><text:span text:style-name="T10"><text:line-break/></text:span><text:span text:style-name="T10"><text:line-break/></text:span><text:span text:style-name="T6">look at the </text:span></text:p>
          <text:p text:style-name="P22"><text:span text:style-name="T6">Token Factory diagram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25.076cm" svg:y1="17.129cm" svg:x2="17.378cm" svg:y2="10.136cm" draw:start-shape="id63" draw:start-glue-point="0" draw:end-shape="id61" draw:end-glue-point="2" svg:d="M25076 17129l-7698-6993" svg:viewBox="0 0 7699 6994">
          <text:p/>
        </draw:connector>
        <draw:custom-shape draw:style-name="gr68" draw:text-style-name="P25" xml:id="id62" draw:id="id62" draw:layer="layout" svg:width="5.214cm" svg:height="2.54cm" svg:x="2.898cm" svg:y="2.659cm">
          <text:p text:style-name="P24"><text:span text:style-name="T12"><text:s/></text:span><text:span text:style-name="T13">CreatePool</text:span><text:span text:style-name="T10"><text:line-break/></text:span><text:span text:style-name="T10">- fundCommunityPool </text:span><text:span text:style-name="T10"><text:line-break/></text:span><text:span text:style-name="T10">transfers pool creation fee </text:span></text:p>
          <text:p text:style-name="P24"><text:span text:style-name="T10">to community pool</text:span><text:span text:style-name="T10"><text:line-break/></text:span><text:span text:style-name="T10">later, creates Pool and adds </text:span></text:p>
          <text:p text:style-name="P24"><text:span text:style-name="T10">coins to it, with SendCoin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9" draw:text-style-name="P26" draw:layer="layout" svg:width="1.573cm" svg:height="0.637cm" svg:x="1.254cm" svg:y="2.657cm">
          <draw:text-box>
            <text:p><text:span text:style-name="T13">GAMM</text:span></text:p>
          </draw:text-box>
        </draw:frame>
        <draw:custom-shape draw:style-name="gr70" draw:text-style-name="P21" draw:layer="layout" svg:width="6.096cm" svg:height="3.556cm" svg:x="8.447cm" svg:y="7.22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8" xml:id="id64" draw:id="id64" draw:layer="layout" svg:width="5.214cm" svg:height="1.333cm" svg:x="8.798cm" svg:y="9.066cm">
          <text:p text:style-name="P27"><text:span text:style-name="T13">SlashTokensFromLockByIID</text:span><text:span text:style-name="T14"><text:line-break/></text:span><text:span text:style-name="T14">called only from SUPERFLUID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2" draw:text-style-name="P26" draw:layer="layout" svg:width="2.032cm" svg:height="1.021cm" svg:x="8.747cm" svg:y="7.472cm">
          <draw:text-box>
            <text:p><text:span text:style-name="T13">LOCKUP</text:span></text:p>
          </draw:text-box>
        </draw:frame>
        <draw:connector draw:style-name="gr7" draw:text-style-name="P9" draw:layer="layout" draw:type="line" svg:x1="14.012cm" svg:y1="9.732cm" svg:x2="15.413cm" svg:y2="9.691cm" draw:start-shape="id64" draw:start-glue-point="1" draw:end-shape="id61" draw:end-glue-point="3" svg:d="M14012 9732l1401-41" svg:viewBox="0 0 1402 42">
          <text:p/>
        </draw:connector>
        <draw:custom-shape draw:style-name="gr73" draw:text-style-name="P28" xml:id="id66" draw:id="id66" draw:layer="layout" svg:width="5.08cm" svg:height="0.698cm" svg:x="2.962cm" svg:y="8.449cm">
          <text:p text:style-name="P27"><text:span text:style-name="T14">SlashLockupsForValidatorSlas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4" draw:text-style-name="P28" xml:id="id65" draw:id="id65" draw:layer="layout" svg:width="4.029cm" svg:height="1.397cm" svg:x="3.513cm" svg:y="6.342cm">
          <text:p text:style-name="P27"><text:span text:style-name="T15">BeforeValidatorSlashed</text:span><text:span text:style-name="T16"><text:line-break/></text:span><text:span text:style-name="T16">Staking</text:span><text:span text:style-name="T16"><text:line-break/></text:span><text:span text:style-name="T16">HOOK IMPLEMENTAT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8" xml:id="id67" draw:id="id67" draw:layer="layout" svg:width="4.029cm" svg:height="0.698cm" svg:x="3.513cm" svg:y="10.049cm">
          <text:p text:style-name="P27"><text:span text:style-name="T14">slashSynthLo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9" draw:layer="layout" draw:type="line" svg:x1="5.527cm" svg:y1="7.739cm" svg:x2="5.502cm" svg:y2="8.449cm" draw:start-shape="id65" draw:start-glue-point="2" draw:end-shape="id66" draw:end-glue-point="0" svg:d="M5527 7739l-25 710" svg:viewBox="0 0 26 711">
          <text:p/>
        </draw:connector>
        <draw:connector draw:style-name="gr7" draw:text-style-name="P9" draw:layer="layout" draw:type="line" svg:x1="5.502cm" svg:y1="9.147cm" svg:x2="5.527cm" svg:y2="10.049cm" draw:start-shape="id66" draw:start-glue-point="2" draw:end-shape="id67" draw:end-glue-point="0" svg:d="M5502 9147l25 902" svg:viewBox="0 0 26 903">
          <text:p/>
        </draw:connector>
        <draw:connector draw:style-name="gr7" draw:text-style-name="P9" draw:layer="layout" draw:type="line" svg:x1="7.542cm" svg:y1="10.398cm" svg:x2="8.798cm" svg:y2="9.732cm" draw:start-shape="id67" draw:start-glue-point="1" draw:end-shape="id64" draw:end-glue-point="3" svg:d="M7542 10398l1256-666" svg:viewBox="0 0 1257 667">
          <text:p/>
        </draw:connector>
        <draw:frame draw:style-name="gr76" draw:text-style-name="P12" draw:layer="layout" svg:width="3.101cm" svg:height="1.343cm" svg:x="15.598cm" svg:y="6.905cm">
          <draw:text-box>
            <text:p><text:span text:style-name="T5">Distribution</text:span><text:span text:style-name="T5"><text:line-break/></text:span><text:span text:style-name="T5">module</text:span></text:p>
          </draw:text-box>
        </draw:frame>
        <draw:custom-shape draw:style-name="gr77" draw:text-style-name="P21" draw:layer="layout" svg:width="13.081cm" svg:height="4.183cm" svg:x="0.873cm" svg:y="11.549cm">
          <text:p/>
          <draw:enhanced-geometry svg:viewBox="0 0 21600 21600" draw:type="rectangle" draw:enhanced-path="M 0 0 L 21600 0 21600 21600 0 21600 0 0 Z N"/>
        </draw:custom-shape>
        <draw:frame draw:style-name="gr72" draw:text-style-name="P26" draw:layer="layout" svg:width="2.032cm" svg:height="1.021cm" svg:x="1.254cm" svg:y="11.544cm">
          <draw:text-box>
            <text:p><text:span text:style-name="T13">MINT</text:span></text:p>
          </draw:text-box>
        </draw:frame>
        <draw:custom-shape draw:style-name="gr78" draw:text-style-name="P28" xml:id="id70" draw:id="id70" draw:layer="layout" svg:width="5.426cm" svg:height="0.635cm" svg:x="8.147cm" svg:y="12.116cm">
          <text:p text:style-name="P27"><text:span text:style-name="T14">distributeDeveloperRewar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9" draw:text-style-name="P28" xml:id="id69" draw:id="id69" draw:layer="layout" svg:width="5.426cm" svg:height="0.635cm" svg:x="8.147cm" svg:y="14.116cm">
          <text:p text:style-name="P27"><text:span text:style-name="T14">DistributeMintedCo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0" draw:text-style-name="P28" xml:id="id68" draw:id="id68" draw:layer="layout" svg:width="5.08cm" svg:height="2.05cm" svg:x="1.192cm" svg:y="13.374cm">
          <text:p text:style-name="P27"><text:span text:style-name="T13">AfterEpochEnd</text:span><text:span text:style-name="T14"><text:line-break/></text:span><text:span text:style-name="T14">Epochs</text:span><text:span text:style-name="T14"><text:line-break/></text:span><text:span text:style-name="T14"> HOOK IMPLEMENTED</text:span><text:span text:style-name="T14"><text:line-break/></text:span><text:span text:style-name="T17">panics if DistributeMintedCoins</text:span><text:span text:style-name="T17"><text:line-break/></text:span><text:span text:style-name="T17">returns er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9" draw:layer="layout" draw:type="line" svg:x1="6.272cm" svg:y1="14.399cm" svg:x2="8.147cm" svg:y2="14.433cm" draw:start-shape="id68" draw:start-glue-point="1" draw:end-shape="id69" draw:end-glue-point="3" svg:d="M6272 14399l1875 34" svg:viewBox="0 0 1876 35">
          <text:p/>
        </draw:connector>
        <draw:connector draw:style-name="gr7" draw:text-style-name="P9" draw:layer="layout" draw:type="line" svg:x1="10.86cm" svg:y1="14.116cm" svg:x2="10.86cm" svg:y2="12.751cm" draw:start-shape="id69" draw:start-glue-point="0" draw:end-shape="id70" draw:end-glue-point="2" svg:d="M10860 14116v-1365" svg:viewBox="0 0 1 1366">
          <text:p/>
        </draw:connector>
        <draw:custom-shape draw:style-name="gr81" draw:text-style-name="P28" xml:id="id71" draw:id="id71" draw:layer="layout" svg:width="5.426cm" svg:height="0.635cm" svg:x="7.985cm" svg:y="18.78cm">
          <text:p text:style-name="P27"><text:span text:style-name="T14">FundCommunityPoolFromModu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9" draw:layer="layout" draw:type="line" svg:x1="13.411cm" svg:y1="19.097cm" svg:x2="15.413cm" svg:y2="9.691cm" draw:start-shape="id71" draw:start-glue-point="1" draw:end-shape="id61" draw:end-glue-point="3" svg:d="M13411 19097l2002-9406" svg:viewBox="0 0 2003 9407">
          <text:p/>
        </draw:connector>
        <draw:custom-shape draw:style-name="gr82" draw:text-style-name="P28" xml:id="id73" draw:id="id73" draw:layer="layout" svg:width="5.426cm" svg:height="0.635cm" svg:x="1.343cm" svg:y="18.907cm">
          <text:p text:style-name="P27"><text:span text:style-name="T14">AllocateAs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9" draw:layer="layout" draw:type="line" svg:x1="4.041cm" svg:y1="18.145cm" svg:x2="4.056cm" svg:y2="18.907cm" draw:start-shape="id72" draw:start-glue-point="2" draw:end-shape="id73" draw:end-glue-point="0" svg:d="M4041 18145l15 762" svg:viewBox="0 0 16 763">
          <text:p/>
        </draw:connector>
        <draw:connector draw:style-name="gr7" draw:text-style-name="P9" draw:layer="layout" draw:type="line" svg:x1="6.769cm" svg:y1="19.224cm" svg:x2="7.985cm" svg:y2="19.097cm" draw:start-shape="id73" draw:start-glue-point="1" draw:end-shape="id71" draw:end-glue-point="3" svg:d="M6769 19224l1216-127" svg:viewBox="0 0 1217 128">
          <text:p/>
        </draw:connector>
        <draw:frame draw:style-name="gr69" draw:text-style-name="P26" draw:layer="layout" svg:width="3.939cm" svg:height="0.637cm" svg:x="1.252cm" svg:y="16.111cm">
          <draw:text-box>
            <text:p><text:span text:style-name="T13">POOL INCENTIVES</text:span></text:p>
          </draw:text-box>
        </draw:frame>
        <draw:frame draw:style-name="gr69" draw:text-style-name="P29" draw:layer="layout" svg:width="2.526cm" svg:height="0.637cm" svg:x="0.887cm" svg:y="6.207cm">
          <draw:text-box>
            <text:p><text:span text:style-name="T13">SUPERFLUID</text:span></text:p>
          </draw:text-box>
        </draw:frame>
        <draw:connector draw:style-name="gr7" draw:text-style-name="P9" draw:layer="layout" draw:type="line" svg:x1="13.573cm" svg:y1="12.433cm" svg:x2="15.413cm" svg:y2="9.691cm" draw:start-shape="id70" draw:start-glue-point="1" draw:end-shape="id61" draw:end-glue-point="3" svg:d="M13573 12433l1840-2742" svg:viewBox="0 0 1841 2743">
          <text:p/>
        </draw:connector>
        <draw:connector draw:style-name="gr7" draw:text-style-name="P9" draw:layer="layout" draw:type="line" svg:x1="13.573cm" svg:y1="14.433cm" svg:x2="15.413cm" svg:y2="9.691cm" draw:start-shape="id69" draw:start-glue-point="1" draw:end-shape="id61" draw:end-glue-point="3" svg:d="M13573 14433l1840-4742" svg:viewBox="0 0 1841 4743">
          <text:p/>
        </draw:connector>
      </draw:page>
      <draw:page draw:name="page6" draw:style-name="dp1" draw:master-page-name="Default">
        <draw:custom-shape draw:style-name="gr83" draw:text-style-name="P21" draw:layer="layout" svg:width="10.827cm" svg:height="4.064cm" svg:x="15.954cm" svg:y="3.032cm">
          <text:p/>
          <draw:enhanced-geometry svg:viewBox="0 0 21600 21600" draw:type="rectangle" draw:enhanced-path="M 0 0 L 21600 0 21600 21600 0 21600 0 0 Z N"/>
        </draw:custom-shape>
        <draw:frame draw:style-name="gr84" draw:text-style-name="P14" draw:layer="layout" svg:width="7.182cm" svg:height="0.797cm" svg:x="1.127cm" svg:y="1.219cm">
          <draw:text-box>
            <text:p text:style-name="P13"><text:span text:style-name="T5"><text:s/></text:span><text:span text:style-name="T5">Crisis Module</text:span></text:p>
          </draw:text-box>
        </draw:frame>
        <draw:custom-shape draw:style-name="gr85" draw:text-style-name="P18" xml:id="id74" draw:id="id74" draw:layer="layout" svg:width="6.346cm" svg:height="0.564cm" svg:x="16.665cm" svg:y="5.918cm">
          <text:p text:style-name="P17"><text:span text:style-name="T3">Send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011cm" svg:y1="6.2cm" svg:x2="24.158cm" svg:y2="6.193cm" draw:start-shape="id74" draw:start-glue-point="1" draw:end-shape="id75" svg:d="M23011 6200l1147-7" svg:viewBox="0 0 1148 8">
          <text:p/>
        </draw:connector>
        <draw:connector draw:style-name="gr7" draw:text-style-name="P9" draw:layer="layout" draw:type="line" svg:x1="15.726cm" svg:y1="6.213cm" svg:x2="16.665cm" svg:y2="6.2cm" draw:end-shape="id74" draw:end-glue-point="3" svg:d="M15726 6213l939-13" svg:viewBox="0 0 940 14">
          <text:p/>
        </draw:connector>
        <draw:custom-shape draw:style-name="gr86" draw:text-style-name="P7" xml:id="id75" draw:id="id75" draw:layer="layout" svg:width="2.426cm" svg:height="0.931cm" svg:x="24.158cm" svg:y="5.728cm">
          <text:p text:style-name="P7"><text:span text:style-name="T2">Send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0" draw:layer="layout" svg:width="2.413cm" svg:height="1.343cm" svg:x="24.368cm" svg:y="3.061cm">
          <draw:text-box>
            <text:p text:style-name="P11"><text:span text:style-name="T8">Bank module</text:span></text:p>
          </draw:text-box>
        </draw:frame>
        <draw:custom-shape draw:style-name="gr87" draw:text-style-name="P18" xml:id="id76" draw:id="id76" draw:layer="layout" svg:width="6.346cm" svg:height="0.564cm" svg:x="9.466cm" svg:y="5.918cm">
          <text:p text:style-name="P17"><text:span text:style-name="T3">SendCoinsFromAccountToFeeCollecto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8.527cm" svg:y1="6.213cm" svg:x2="9.466cm" svg:y2="6.2cm" draw:end-shape="id76" draw:end-glue-point="3" svg:d="M8527 6213l939-13" svg:viewBox="0 0 940 14">
          <text:p/>
        </draw:connector>
        <draw:custom-shape draw:style-name="gr88" draw:text-style-name="P18" draw:layer="layout" svg:width="4.11cm" svg:height="0.564cm" svg:x="4.302cm" svg:y="5.918cm">
          <text:p text:style-name="P17"><text:span text:style-name="T3">VerifyInvariant</text:span></text:p>
          <draw:enhanced-geometry svg:viewBox="0 0 21600 21600" draw:type="rectangle" draw:enhanced-path="M 0 0 L 21600 0 21600 21600 0 21600 0 0 Z N"/>
        </draw:custom-shape>
        <draw:frame draw:style-name="gr89" draw:text-style-name="P30" draw:layer="layout" svg:width="15.875cm" svg:height="3.331cm" svg:x="1.254cm" svg:y="2.241cm">
          <draw:text-box>
            <text:p><text:span text:style-name="T3">Msg Verify invariant – will fail <text:s/>if there is nog invariant route regitered</text:span><text:span text:style-name="T3"><text:line-break/></text:span><text:span text:style-name="T3">if the sender does not have enough coins for the constant fee! → </text:span><text:span text:style-name="T3"><text:line-break/></text:span><text:span text:style-name="T3"><text:tab/></text:span><text:span text:style-name="T3">this could be an issue, since acclunt can be listed in Smart Contract as blacklisted </text:span></text:p>
            <text:p><text:span text:style-name="T3"/></text:p>
            <text:p><text:span text:style-name="T3">Constant Fee parameter – amount of constant fee that needs to be paid.</text:span><text:span text:style-name="T3"><text:line-break/></text:span><text:span text:style-name="T3"><text:line-break/></text:span><text:span text:style-name="T3">Invariants can be checked manually via messages, but most often they are checked automatically at the end of each block</text:span></text:p>
          </draw:text-box>
        </draw:frame>
        <draw:frame draw:style-name="gr90" draw:text-style-name="P14" draw:layer="layout" svg:width="12.516cm" svg:height="2.498cm" svg:x="1.127cm" svg:y="10.12cm">
          <draw:text-box>
            <text:p text:style-name="P10"><text:span text:style-name="T5"><text:s/></text:span><text:span text:style-name="T5">FeeGrant Module - not used</text:span></text:p>
            <text:p text:style-name="P13"><text:span text:style-name="T5"/></text:p>
            <text:p text:style-name="P10"><text:span text:style-name="T18">Tx Fee is being paid by the first signer of the tx, and</text:span><text:span text:style-name="T19"> </text:span></text:p>
            <text:p text:style-name="P10"><text:span text:style-name="T18">this has been moved to Ante handlers in Auth module – DeductFeeDecorator</text:span><text:span text:style-name="T18"><text:line-break/></text:span><text:span text:style-name="T18"/></text:p>
          </draw:text-box>
        </draw:frame>
      </draw:page>
      <draw:page draw:name="page7" draw:style-name="dp1" draw:master-page-name="Default">
        <draw:custom-shape draw:style-name="gr91" draw:text-style-name="P21" draw:layer="layout" svg:width="10.827cm" svg:height="3.429cm" svg:x="15.954cm" svg:y="3.032cm">
          <text:p/>
          <draw:enhanced-geometry svg:viewBox="0 0 21600 21600" draw:type="rectangle" draw:enhanced-path="M 0 0 L 21600 0 21600 21600 0 21600 0 0 Z N"/>
        </draw:custom-shape>
        <draw:frame draw:style-name="gr84" draw:text-style-name="P14" draw:layer="layout" svg:width="7.182cm" svg:height="0.797cm" svg:x="1.127cm" svg:y="1.219cm">
          <draw:text-box>
            <text:p text:style-name="P13"><text:span text:style-name="T5"><text:s/></text:span><text:span text:style-name="T5">Auth Module</text:span></text:p>
          </draw:text-box>
        </draw:frame>
        <draw:custom-shape draw:style-name="gr92" draw:text-style-name="P18" xml:id="id77" draw:id="id77" draw:layer="layout" svg:width="6.346cm" svg:height="0.564cm" svg:x="16.665cm" svg:y="4.818cm">
          <text:p text:style-name="P17"><text:span text:style-name="T3">SendCoinsFromAccountToModul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011cm" svg:y1="5.1cm" svg:x2="24.158cm" svg:y2="5.093cm" draw:start-shape="id77" draw:start-glue-point="1" draw:end-shape="id78" svg:d="M23011 5100l1147-7" svg:viewBox="0 0 1148 8">
          <text:p/>
        </draw:connector>
        <draw:connector draw:style-name="gr7" draw:text-style-name="P9" draw:layer="layout" draw:type="line" svg:x1="15.726cm" svg:y1="5.113cm" svg:x2="16.665cm" svg:y2="5.1cm" draw:end-shape="id77" draw:end-glue-point="3" svg:d="M15726 5113l939-13" svg:viewBox="0 0 940 14">
          <text:p/>
        </draw:connector>
        <draw:custom-shape draw:style-name="gr86" draw:text-style-name="P7" xml:id="id78" draw:id="id78" draw:layer="layout" svg:width="2.426cm" svg:height="0.931cm" svg:x="24.158cm" svg:y="4.628cm">
          <text:p text:style-name="P7"><text:span text:style-name="T2">Send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0" draw:layer="layout" svg:width="2.413cm" svg:height="1.343cm" svg:x="24.368cm" svg:y="3.061cm">
          <draw:text-box>
            <text:p text:style-name="P11"><text:span text:style-name="T8">Bank module</text:span></text:p>
          </draw:text-box>
        </draw:frame>
        <draw:custom-shape draw:style-name="gr93" draw:text-style-name="P18" xml:id="id80" draw:id="id80" draw:layer="layout" svg:width="6.346cm" svg:height="0.564cm" svg:x="9.466cm" svg:y="4.818cm">
          <text:p text:style-name="P17"><text:span text:style-name="T3"><text:s/></text:span><text:span text:style-name="T3">DeductFees</text:span></text:p>
          <draw:enhanced-geometry svg:viewBox="0 0 21600 21600" draw:type="rectangle" draw:enhanced-path="M 0 0 L 21600 0 21600 21600 0 21600 0 0 Z N"/>
        </draw:custom-shape>
        <draw:frame draw:style-name="gr72" draw:text-style-name="P31" draw:layer="layout" svg:width="12.986cm" svg:height="1.021cm" svg:x="1.095cm" svg:y="1.889cm">
          <draw:text-box>
            <text:p><text:span text:style-name="T18">if feegrant has been set, fee amount <text:s/>has been fee grant allowance is updated.</text:span></text:p>
            <text:p text:style-name="P10"><text:span text:style-name="T18">`</text:span></text:p>
          </draw:text-box>
        </draw:frame>
        <draw:custom-shape draw:style-name="gr94" draw:text-style-name="P18" xml:id="id79" draw:id="id79" draw:layer="layout" svg:width="4.429cm" svg:height="1.164cm" svg:x="2.867cm" svg:y="4.537cm">
          <text:p text:style-name="P17"><text:span text:style-name="T3"><text:s/></text:span><text:span text:style-name="T3">AnteHandler</text:span><text:span text:style-name="T3"><text:line-break/></text:span><text:span text:style-name="T3">DeductFeeDecorato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7.296cm" svg:y1="5.119cm" svg:x2="9.466cm" svg:y2="5.1cm" draw:start-shape="id79" draw:start-glue-point="1" draw:end-shape="id80" draw:end-glue-point="3" svg:d="M7296 5119l2170-19" svg:viewBox="0 0 2171 20">
          <text:p/>
        </draw:connector>
        <draw:frame draw:style-name="gr84" draw:text-style-name="P14" draw:layer="layout" svg:width="7.182cm" svg:height="0.797cm" svg:x="1.127cm" svg:y="7.42cm">
          <draw:text-box>
            <text:p text:style-name="P13"><text:span text:style-name="T5"><text:s/></text:span><text:span text:style-name="T5">Auth Module - Vesting</text:span></text:p>
          </draw:text-box>
        </draw:frame>
        <draw:custom-shape draw:style-name="gr95" draw:text-style-name="P32" xml:id="id82" draw:id="id82" draw:layer="layout" svg:width="4.445cm" svg:height="1.397cm" svg:x="18.399cm" svg:y="13.109cm">
          <text:p text:style-name="P32"><text:span text:style-name="T20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xml:id="id81" draw:id="id81" draw:layer="layout" svg:width="6.594cm" svg:height="1.016cm" svg:x="4.844cm" svg:y="12.303cm">
          <text:p text:style-name="P4"><text:span text:style-name="T3">CreateVestingAccount</text:span><text:span text:style-name="T3"><text:line-break/></text:span><text:span text:style-name="T3">(Auth, creates vesting acc and sends co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" xml:id="id83" draw:id="id83" draw:layer="layout" svg:width="5.842cm" svg:height="1.016cm" svg:x="6.222cm" svg:y="13.518cm">
          <text:p text:style-name="P4"><text:span text:style-name="T3">CreateClawbackVesting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5" xml:id="id84" draw:id="id84" draw:layer="layout" svg:width="5.842cm" svg:height="1.27cm" svg:x="8.922cm" svg:y="14.589cm">
          <text:p text:style-name="P4"><text:span text:style-name="T3">Clawback</text:span></text:p>
          <text:p text:style-name="P4"><text:span text:style-name="T3">(removes the unvested amount </text:span></text:p>
          <text:p text:style-name="P4"><text:span text:style-name="T3">from a ClawbackVestingAcc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type="line" svg:x1="11.438cm" svg:y1="12.811cm" svg:x2="18.399cm" svg:y2="13.807cm" draw:start-shape="id81" draw:start-glue-point="1" draw:end-shape="id82" draw:end-glue-point="3" svg:d="M11438 12811l6961 996" svg:viewBox="0 0 6962 997">
          <text:p/>
        </draw:connector>
        <draw:connector draw:style-name="gr7" draw:text-style-name="P9" draw:layer="layout" draw:type="line" svg:x1="12.064cm" svg:y1="14.026cm" svg:x2="18.399cm" svg:y2="13.807cm" draw:start-shape="id83" draw:start-glue-point="1" draw:end-shape="id82" draw:end-glue-point="3" svg:d="M12064 14026l6335-219" svg:viewBox="0 0 6336 220">
          <text:p/>
        </draw:connector>
        <draw:connector draw:style-name="gr7" draw:text-style-name="P9" draw:layer="layout" draw:type="line" svg:x1="14.764cm" svg:y1="15.224cm" svg:x2="18.399cm" svg:y2="13.807cm" draw:start-shape="id84" draw:start-glue-point="1" draw:end-shape="id82" svg:d="M14764 15224l3635-1417" svg:viewBox="0 0 3636 1418">
          <text:p/>
        </draw:connector>
        <draw:custom-shape draw:style-name="gr99" draw:text-style-name="P33" draw:layer="layout" svg:width="11.176cm" svg:height="4.064cm" svg:x="4.429cm" svg:y="12.303cm">
          <text:p/>
          <draw:enhanced-geometry svg:viewBox="0 0 21600 21600" draw:type="rectangle" draw:enhanced-path="M 0 0 L 21600 0 21600 21600 0 21600 0 0 Z N"/>
        </draw:custom-shape>
        <draw:frame draw:style-name="gr100" draw:text-style-name="P30" draw:layer="layout" svg:width="1.721cm" svg:height="0.636cm" svg:x="4.683cm" svg:y="15.478cm">
          <draw:text-box>
            <text:p><text:span text:style-name="T3">Vest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9:40:39.469084540</meta:creation-date>
    <dc:date>2022-09-01T16:30:11.665614052</dc:date>
    <meta:editing-duration>PT10H43M33S</meta:editing-duration>
    <meta:editing-cycles>22</meta:editing-cycles>
    <meta:generator>LibreOffice/6.4.7.2$Linux_X86_64 LibreOffice_project/40$Build-2</meta:generator>
    <meta:document-statistic meta:object-count="204"/>
  </office:meta>
</office:document-meta>
</file>